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Normal">
      <style:text-properties officeooo:rsid="001cee59" officeooo:paragraph-rsid="001cee59"/>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weight="bold" officeooo:rsid="001b8753" officeooo:paragraph-rsid="001b8753" style:font-weight-asian="bold" style:font-weight-complex="bold"/>
    </style:style>
    <style:style style:name="P4" style:family="paragraph" style:parent-style-name="Normal">
      <style:text-properties fo:font-weight="bold" officeooo:paragraph-rsid="001b8753" style:font-weight-asian="bold" style:font-weight-complex="bold"/>
    </style:style>
    <style:style style:name="P5" style:family="paragraph" style:parent-style-name="Normal">
      <style:text-properties fo:font-weight="bold" officeooo:rsid="001cee59" officeooo:paragraph-rsid="001cee59" style:font-weight-asian="bold" style:font-weight-complex="bold"/>
    </style:style>
    <style:style style:name="P6" style:family="paragraph" style:parent-style-name="Normal">
      <style:text-properties fo:font-size="16pt" fo:font-weight="bold" style:font-weight-asian="bold" style:font-weight-complex="bold"/>
    </style:style>
    <style:style style:name="P7" style:family="paragraph" style:parent-style-name="Normal">
      <style:text-properties fo:font-size="16pt" fo:font-weight="bold" officeooo:rsid="001b8753" style:font-weight-asian="bold" style:font-weight-complex="bold"/>
    </style:style>
    <style:style style:name="P8" style:family="paragraph" style:parent-style-name="Normal">
      <style:text-properties fo:font-size="18pt" fo:font-weight="bold" style:font-weight-asian="bold" style:font-weight-complex="bold"/>
    </style:style>
    <style:style style:name="P9" style:family="paragraph" style:parent-style-name="Normal">
      <style:text-properties fo:font-size="18pt" fo:font-weight="bold" officeooo:paragraph-rsid="001b8753" style:font-weight-asian="bold" style:font-weight-complex="bold"/>
    </style:style>
    <style:style style:name="P10" style:family="paragraph" style:parent-style-name="Normal">
      <style:text-properties fo:font-size="18pt" fo:font-weight="bold" officeooo:rsid="001cee59" officeooo:paragraph-rsid="001cee59" style:font-weight-asian="bold" style:font-weight-complex="bold"/>
    </style:style>
    <style:style style:name="P11" style:family="paragraph" style:parent-style-name="Normal">
      <style:text-properties officeooo:paragraph-rsid="001b8753"/>
    </style:style>
    <style:style style:name="P12" style:family="paragraph" style:parent-style-name="Text_20_body">
      <style:text-properties officeooo:paragraph-rsid="001b8753"/>
    </style:style>
    <style:style style:name="P13" style:family="paragraph" style:parent-style-name="Normal">
      <style:text-properties fo:font-weight="normal" officeooo:rsid="001cee59" officeooo:paragraph-rsid="001cee59" style:font-weight-asian="normal" style:font-weight-complex="normal"/>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17" style:family="paragraph" style:parent-style-name="Text_20_body">
      <style:paragraph-properties fo:margin-left="0in" fo:margin-right="0in" fo:text-indent="0in" style:auto-text-indent="false"/>
      <style:text-properties officeooo:rsid="0027df1d" officeooo:paragraph-rsid="0027df1d"/>
    </style:style>
    <style:style style:name="P18" style:family="paragraph" style:parent-style-name="Heading_20_2" style:list-style-name=""/>
    <style:style style:name="P19" style:family="paragraph" style:parent-style-name="Heading_20_2">
      <style:text-properties officeooo:rsid="001cee59" officeooo:paragraph-rsid="001cee59"/>
    </style:style>
    <style:style style:name="P20" style:family="paragraph" style:parent-style-name="Text_20_body">
      <style:paragraph-properties fo:margin-left="0in" fo:margin-right="0in" fo:text-indent="0in" style:auto-text-indent="false"/>
      <style:text-properties officeooo:rsid="0027df1d" officeooo:paragraph-rsid="0027df1d"/>
    </style:style>
    <style:style style:name="T1" style:family="text">
      <style:text-properties officeooo:rsid="001b87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bold" style:font-weight-asian="bold" style:font-weight-complex="bold"/>
    </style:style>
    <style:style style:name="T4" style:family="text">
      <style:text-properties officeooo:rsid="001cee59"/>
    </style:style>
    <style:style style:name="T5" style:family="text">
      <style:text-properties officeooo:rsid="00294da9"/>
    </style:style>
    <style:style style:name="T6" style:family="text">
      <style:text-properties officeooo:rsid="002a5c3a"/>
    </style:style>
    <style:style style:name="T7" style:family="text">
      <style:text-properties officeooo:rsid="002a6a36"/>
    </style:style>
    <style:style style:name="T8" style:family="text">
      <style:text-properties officeooo:rsid="002ad746"/>
    </style:style>
    <style:style style:name="T9" style:family="text">
      <style:text-properties officeooo:rsid="002aefb3"/>
    </style:style>
    <style:style style:name="T10" style:family="text">
      <style:text-properties officeooo:rsid="002af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Πλαίσιο για την Αντιμετώπιση Ελλείψεων και Ασυμφωνιών στα Μεταδεδομένα της Ευρωπαϊκής Τράπεζας Νουκλεοτιδικών Αλληλουχιών</text:h>
      <text:p text:style-name="Text_20_body"/>
      <text:p text:style-name="P14">Δημήτριος Βλάχος, Μαργαρίτης Τσιφιντάρης, Αριστοτέλης Παπαγεωργίου</text:p>
      <text:p text:style-name="P14">Τμήμα Μοριακής Βιολογίας και Γενετικής, Δημοκρίτειο Πανεπιστήμιο Θράκης, Αλεξανδρούπολη, Ελλάδα.</text:p>
      <text:p text:style-name="Text_20_body"/>
      <text:p text:style-name="P12">Η ραγδαία ανάπτυξη των βιολογικών μεταδεδομένων που σημειώθηκε τις τελευταίες δεκαετίες έχει</text:p>
      <text:p text:style-name="P12">συμβάλει σημαντικά στην κατανόηση των βιολογικών συστημάτων, ενώ παράλληλα έχει αναδείξει</text:p>
      <text:p text:style-name="Text_20_body">την ανάγκη για επιμέλεια των γενετικών μεταδεδομένων. Το European Nucleotide Archive (ENA)</text:p>
      <text:p text:style-name="Text_20_body">αποτελεί ένα ολοκληρωμένο αποθετήριο που συλλέγει, συντηρεί και προσφέρει ελεύθερη, διεθνούς</text:p>
      <text:p text:style-name="Text_20_body">επιπέδου πρόσβαση σε δεδομένα νουκλεοτιδικών αλληλουχιών. Παρά τον καίριο ρόλο του στη</text:p>
      <text:p text:style-name="Text_20_body">βασική και εφαρμοσμένη έρευνα, εξακολουθούν να εντοπίζονται ελλείψεις και σφάλματα στα</text:p>
      <text:p text:style-name="Text_20_body">μεταδεδομένα. Στην παρούσα εργασία, αναπτύσσουμε μια αυτοματοποιημένη ροή εργασιών</text:p>
      <text:p text:style-name="Text_20_body">βιοπληροφορικής, ειδικά σχεδιασμένη για τη λήψη και επιμέλεια μεταδεδομένων από την ENA που</text:p>
      <text:p text:style-name="Text_20_body">σχετίζονται με την τοποθεσία. Η ροή εργασίας εντοπίζει ελλείψεις σε γεωγραφικά μεταδεδομένα</text:p>
      <text:p text:style-name="Text_20_body">(όπως η χώρα και οι συντεταγμένες), ελέγχοντας παράλληλα την ποιότητα των ήδη</text:p>
      <text:p text:style-name="Text_20_body">καταχωρημένων δεδομένων. Εάν απουσιάζει η πληροφορία για τη χώρα, πραγματοποιείται</text:p>
      <text:p text:style-name="Text_20_body">αναζήτηση στα μεταδεδομένα της σχετικής μελέτης που συνοδεύει την καταχώρηση,</text:p>
      <text:p text:style-name="Text_20_body">συμπεριλαμβανομένης της περίληψής της. Το παρόν πλαίσιο εφαρμόζεται στην οξιά, ένα δέντρο με</text:p>
      <text:p text:style-name="Text_20_body">ιδιαίτερη σημασία για το δασικό οικοσύστημα, ως μελέτη περίπτωσης. Από τις 5.441 καταχωρήσεις</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Περιεχόμενα</text:h>
      <text:p text:style-name="Text_20_body"/>
      <text:p text:style-name="Text_20_body">Περίληψη Πειραματικού Μέρους .................................................... <text:tab/><text:span text:style-name="T1">2</text:span></text:p>
      <text:p text:style-name="Text_20_body">Κυρίως Κείμενο .......................................................................... <text:tab/><text:span text:style-name="T1">3</text:span></text:p>
      <text:p text:style-name="Text_20_body">Βιβλιοθήκες που χρησιμοποιήθηκαν για το python script: …….<text:tab/><text:span text:style-name="T4">6<text:tab/></text:span></text:p>
      <text:p text:style-name="Text_20_body">Σχολιασμός Κώδικα .................................................................... <text:tab/><text:span text:style-name="T4">12</text:span></text:p>
      <text:h text:style-name="P19"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Περίληψη Πειραματικού Μέρους</text:h>
      <text:p text:style-name="P15"/>
      <text:p text:style-name="P17"><text:tab/>Προκειμένου να αναπτυχθεί η βιοπληροφορική ροή εργασίας, εργαζόμαστε με μελέτη περίπτωσης την οξιά, προκειμένου να μπορούμε επί τόπου να ελέγξουμε τις ικανότητες και της αδυναμίες της ροής εργασίας που αναπτύσσεται. Έτσι, αρχίζουμε με την πραγματοποίηση απλής αναζήτησης για το γένος <text:s/>της οξιάς (Fagus), προκειμένου να διαπιστωθεί τι μορφής δεδομένων δύναται να αναπτυχθούν μέσω του ENA web browser. Έπειτα, αξιοποιείται το εργαλείο της προχωρημένης αναζήτησης και διαπιστώνεται τι τύποι μεταδεδομένων δύναται να ληφθούν για συγκεκριμένους τύπους καταχωρήσεων (δείγματα, μελέτες, κ.α.). <text:s/>Έ<text:span text:style-name="T5">τσι κατεβάζονται καταχωρήσεις για δείγματα και για μελέτες.</text:span></text:p>
      <text:p text:style-name="P17"><text:tab/><text:span text:style-name="T5">Οι καταχωρήσεις δειγμάτων φέρουν γεωγραφικά μεταδεδομένα τα οποία και είναι δέουσας σημασίας για την μετέπειται επιμέλεια που θα πραγματοποιηθεί. Έτσι γράφουμε και εκτελούμε ένα πρόγραμμα, αρχικά σε python και στην συνέχεια σε javascript, που αναφέρει πόσα εκ των δειγμάτων δεν φέρουν κανέτα τύπο μεταδεδομένων με γεωγραφική πληροφορία. Για το ποσοστό <text:s/>αυτό των δειγμάτων δεν θα πραγματοποιηθεί μετέπειτα επιμέλεια.</text:span></text:p>
      <text:p text:style-name="P17"><text:tab/><text:span text:style-name="T5">Τα δεδομένα που λαμβάνονται από την </text:span><text:span text:style-name="T6">ENA </text:span><text:span text:style-name="T7">είναι σε μορφή JSON αρχειών. Προκειμένου να γίνουν περισσότερο ευανάγνωστα, οφείλουν να μετατραπούν σε μορφή CSV ώστε να εμφανίζονται με μορφή πίνακα. Για τον σκοπό αυτό, αναπτύσσεται πρόγραμμα βασισμένο σε Python </text:span><text:span text:style-name="T8">το οποίο και αυτοματοποιεί αυτήν την εργασία. Το ίδιο σκριπτ εφαρμόζεται και στο τέλος της ροής εργασίας, προκειμένου να παρουσιαστούν τα αποτελέσματα της επιμέλειας των μεταδεδομένων με γραφικό τρόπο.</text:span></text:p>
      <text:p text:style-name="P17"><text:tab/>Έ<text:span text:style-name="T9">πειτα επιθυμούμε να εκτιμήσουμε περιταίρω και σε μεγαλύτερο βάθος την συνολική ποιότητα των μεταδεδομένων που λαμβάνονται από την ΕΝΑ. Θέλουμε δηλαδή να πάρουμε ορισμένα metrics για τις καταχωρήσεις των δειγμάτων. </text:span><text:span text:style-name="T10">Για τον σκοπό αυτό αναπτύσσουμε πρόγραμμα σε python το οποίο <text:s/>και υπολογίζει τον συνολικό αριθμό των καταχωρήσεων, τον αριθμό των καταχωρήσεων που φέρουνν γεωγραφικές συντεταγμένες, τον αριθμό των καταχωρήσεων που στηρίζονται σε μελέτη και τον αριθμό των καταχωρήσεων που αναφέρουν την χώρα προέλευσης.</text:span></text:p>
      <text:p text:style-name="P17"><text:tab/></text:p>
      <text:p text:style-name="P15"/>
      <text:p text:style-name="P16">Αρχικά, πραγματοποιήσαμε μια απλή αναζήτηση στη βάση δεδομένων ENA για το γένος Fagus και όλα τα είδη του. Στη συνέχεια, κάναμε πιο σύνθετη αναζήτηση (advanced search) με στόχο να δούμε τι πληροφορίες μπορούμε να πάρουμε για τα μεταδεδομένα των δειγμάτων, σε μορφή JSON.</text:p>
      <text:p text:style-name="P16">Ακολούθως, γράψαμε ένα script σε JavaScript που φιλτράρει τα δεδομένα, αφαιρώντας όσα δείγματα δεν περιέχουν γεωγραφική πληροφορία. Το ίδιο script υλοποιήθηκε και σε Python<text:span text:style-name="T10">d</text:span></text:p>
      <text:p text:style-name="P16">Στη συνέχεια δημιουργήσαμε δύο scripts για να μετατρέπουμε τα δεδομένα από JSON σε CSV. Το πρώτο είναι αρκετά απλό και μετατρέπει ένα συγκεκριμένο αρχείο (results_sample_json.txt) σε αρχείο CSV (results_sample_json.csv). Το δεύτερο είναι λίγο πιο ευέλικτο, καθώς δέχεται ορίσματα από τη γραμμή εντολών, επιτρέποντας στον χρήστη να ορίσει ποιο αρχείο θέλει να μετατρέψει και πού να αποθηκεύσει το αποτέλεσμα.</text:p>
      <text:p text:style-name="P16"><text:soft-page-break/>Αναπτύξαμε και ένα script που υπολογίζει βασικές πληροφορίες (metrics) για τα δεδομένα του JSON: πόσα δείγματα περιλαμβάνει, πόσα σχετίζονται με μελέτες, πόσα περιλαμβάνουν συντεταγμένες (γεωγραφικό πλάτος και μήκος) και πόσα αναφέρουν μόνο τη χώρα προέλευσης χωρίς ακριβή τοποθεσία.</text:p>
      <text:p text:style-name="P16">Στη συνέχεια, χρησιμοποιώντας το αρχείο study_json, που προκύπτει από την advanced αναζήτηση, δημιουργήσαμε ένα script που εξάγει επιπλέον πληροφορίες, όπως τίτλος μελέτης, περιγραφή και περιεχόμενο του abstract. Κάναμε αντιστοίχιση μεταξύ του study_json και του sample_json με βάση το κοινό πεδίο study_accession, και συνενώσαμε τα δεδομένα σε ένα νέο αρχείο, το merged_json.</text:p>
      <text:p text:style-name="P16">Ακολούθησε η χρήση του API της ENA για να κατεβάσουμε δεδομένα μέσω τερματικού (CLI), χωρίς να χρειάζεται να τα κατεβάζουμε χειροκίνητα.</text:p>
      <text:p text:style-name="P16">Από αυτό το σημείο και μετά ξεκινάει το κυρίως μέρος της εργασίας. Όλα τα προηγούμενα βήματα έγιναν για να προετοιμάσουμε σωστά τα δεδομένα. Στόχος μας είναι να εντοπίσουμε λάθη που μπορεί να κάνει ένας ερευνητής όταν καταθέτει μια καταχώρηση DNA σε δημόσια βάση δεδομένων. Εστιάζουμε στο πεδίο που αφορά τη χώρα προέλευσης του δείγματος.</text:p>
      <text:p text:style-name="P16">Παρατηρήσαμε δύο κύρια προβλήματα: το πεδίο της χώρας μπορεί να έχει μείνει κενό ή να έχει συμπληρωθεί λάθος, με τη χώρα του ερευνητή αντί για τη χώρα από όπου προέρχεται το δείγμα. Για να τα αντιμετωπίσουμε, φτιάξαμε δύο scripts σε Python.</text:p>
      <text:p text:style-name="P16">Το πρώτο καλύπτει την περίπτωση όπου η χώρα λείπει. Χρησιμοποιώντας τη βιβλιοθήκη pycountry, το πρόγραμμα ψάχνει αν υπάρχουν ονόματα χωρών μέσα στο πεδίο description, δηλαδή στο abstract της μελέτης. Αν βρει χώρα, τη σημειώνει ως πιθανή χώρα προέλευσης του δείγματος.</text:p>
      <text:p text:style-name="P16">Το δεύτερο αφορά την περίπτωση όπου υπάρχει δηλωμένη χώρα, αλλά θέλουμε να ελέγξουμε αν είναι σωστή. Αν υπάρχουν γεωγραφικές συντεταγμένες (lat/lon), μπορούμε με τη βοήθεια των εργαλείων geopandas και του OpenStreetMap (μέσω geocoding) να βρούμε ποια χώρα αντιστοιχεί σε αυτές τις συντεταγμένες και να τη συγκρίνουμε με αυτή που έχει δηλωθεί στο πεδίο της χώρας.</text:p>
      <text:p text:style-name="P16">Τέλος, όλα τα αποτελέσματα των scripts έχουν οπτικοποιηθεί με διαγράμματα, όπως πίτες (pie charts) και ραβδογράμματα (bar plots), ώστε να είναι πιο εύκολο να κατανοήσουμε τα δεδομένα και να εντοπίσουμε προβλήματα.</text:p>
      <text:p text:style-name="Text_20_body"/>
      <text:h text:style-name="Heading_20_2" text:outline-level="2" text:is-list-header="true">Κυρίως Κείμενο</text:h>
      <text:p text:style-name="Normal"/>
      <text:p text:style-name="Normal"/>
      <text:p text:style-name="P8">Εισαγωγή στη διαχείριση των γενετικών δεδομένων:</text:p>
      <text:p text:style-name="Normal"/>
      <text:p text:style-name="Normal">Η επιστήμη της βιοπληροφορικής αξιοποιεί τεράστιες ποσότητες γενετικών δεδομένων, προκειμένου να κατανοηθεί καλύτερα η γενετική ποικιλότητα, καθώς και οι εξελικτικές σχέσεις μεταξύ των ειδών. Προκειμένου η επιστήμη της βιοπληροφορικής να πετύχει αυτούς τους στόχους, θα πρέπει ως βασική προϋπόθεση να επεξεργάζεται μεταδεδομένα καλής ποιότητας.</text:p>
      <text:p text:style-name="Normal">Με τον όρο μεταδεδομένα, αναφερόμαστε σε δεδομένα που συνοδεύουν, περιγράφουν και ερμηνεύουν δεδομένα. Έτσι, τα δεδομένα μπορούν να αξιοποιηθούν και να ερμηνευθούν από άλλους επιστήμονες. Τα μεταδεδομένα μιας αλληλουχίας DNA συνηθίζουν να περιέχουν πληροφορίες σχετικές με το είδος του οργανισμού, την ημερομηνία και τις γεωγραφικές συντεταγμένες λήψης του δείγματος, τη μέθοδο αλληλούχισης που αξιοποιήθηκε, κ.ά.</text:p>
      <text:p text:style-name="Normal"><text:soft-page-break/></text:p>
      <text:p text:style-name="Normal">Η σημασία της αποθήκευσης, οργάνωσης και επεξεργασίας δεδομένων.</text:p>
      <text:p text:style-name="Normal">Η σημαντικότητα των μεταδεδομένων περιγράφεται από τις αρχές FAIR, οι οποίες και ορίζουν ότι τα δεδομένα οφείλουν να είναι Findable, Accessible, Interoperable και Reusable. Τα δεδομένα και τα μεταδεδομένα οφείλουν να είναι μηχανικά αναγνώσιμα και επεξεργάσιμα ώστε να μπορούν να διαχειρίζονται με ευκολία. Τα μεταδεδομένα καλής ποιότητας αυξάνουν την αξιοπιστία και τη μακροπρόθεσμη αξία των γενετικών δεδομένων.</text:p>
      <text:p text:style-name="Normal"/>
      <text:p text:style-name="Normal">Προβληματισμοί σχετικά με την ποιότητα των γενετικών δεδομένων και μεταδεδομένων.</text:p>
      <text:p text:style-name="Normal">Εντούτοις, προκειμένου να βελτιωθεί η ποιότητα των μεταδεδομένων, οφείλουν να αντιμετωπιστούν πολλά υπάρχοντα προβλήματα. Οι περισσότερες αλληλουχίες DNA συνοδεύονται από μεταδεδομένα που φέρουν ελλιπείς, λανθασμένα δομημένες και ασυνήθιστα διαμορφωμένες πληροφορίες. Σε αρκετές περιπτώσεις, τα γεωγραφικά δεδομένα δεν είναι συμπληρωμένα. Επιπλέον, οδηγίες για την καταγραφή των μεταδεδομένων δεν είναι σαφείς και καθολικές, με αποτέλεσμα οι ερευνητές να αξιοποιούν πολλαπλά ανόμοια πεδία και διαφορετικές μορφοποιήσεις κατά την κατάθεση των δεδομένων τους. Η ποιότητα των μεταδεδομένων υποβαθμίζεται, δηλαδή, από ασυνέπειες. Διαφορετικοί καταθέτες συμπληρώνουν τα πεδία με διαφορετικούς τρόπους και διαφορετικά επίπεδα λεπτομέρειας, δυσχεραίνοντας συνεπώς την ομοιόμορφη αναζήτηση και ομαδοποίηση των δεδομένων. Παρουσιάζεται και έλλειψη ελέγχων ποιότητας και προτύπων, καθώς σε αρκετές καταχωρήσεις εμφανίζονται τυπογραφικά λάθη, ασυνέπεια στα ονόματα των οργανισμών και των περιοχών, καθώς και λανθασμένες γεωγραφικές συντεταγμένες. Αποτέλεσμα των παραπάνω είναι οι καταχωρήσεις να χάνουν την αξία τους για ερευνητές που επιθυμούν να αξιοποιήσουν τα δεδομένα αυτά.</text:p>
      <text:p text:style-name="Normal"/>
      <text:h text:style-name="Heading_20_2" text:outline-level="2">Η ΕΝΑ (European Nucleotide Archieve) ως αποθετήριο γενετικών δεδομένων.</text:h>
      <text:p text:style-name="Text_20_body"/>
      <text:p text:style-name="Normal"><text:tab/>Η ΕΝΑ (European Nucleotide Archive) είναι ένα από τα πιο αξιόλογα αποθετήρια γενετικών δεδομένων, παρέχοντας ανοιχτή και ελεύθερη πρόσβαση σε αυτά, για όλους τους ζωντανούς οργανισμούς. Η ΕΝΑ αποτελεί μέλος της διεθνούς συνεργασίας INSDC και, ως εκ τούτου, συνεργάζεται με το αντίστοιχο αποθετήριο της Ιαπωνίας (DDBJ) και των ΗΠΑ (NCBI GenBank). Συνεπώς, και η ΕΝΑ αποτελεί μια ολοκληρωμένη πηγή νουκλεοτιδικών αλληλουχιών. Παρουσιάζονται διάφορες κατηγορίες γενετικών δεδομένων, όπως raw reads, next-generation sequencing, genome assemblies, μεταγονιδιωματικά σύνολα και σχολιασμένες αλληλουχίες. Κάθε κατάθεση συνοδεύεται από μεταδεδομένα που περιγράφουν το δείγμα και το πείραμα.</text:p>
      <text:p text:style-name="Normal"/>
      <text:p text:style-name="P2">Ο ρόλος της ΕΝΑ στην κατάθεση νουκλεοτιδικών αλληλουχιών</text:p>
      <text:p text:style-name="Normal">Η ΕΝΑ ασχολείται ενεργά με τη διατήρηση της ποιότητας των μεταδεδομένων, καθώς και με τη θεσμοθέτηση προτύπων, αναγνωρίζοντας ότι αυτά είναι το κλειδί για την εύρεση, διασύνδεση και επαναχρησιμοποίηση των δεδομένων. Η κατάθεση αλληλουχιών στην ΕΝΑ ενθαρρύνεται σημαντικά μέσω της ενημέρωσης και της τεκμηρίωσης (documentation) που παρέχει η βάση.</text:p>
      <text:p text:style-name="Normal"/>
      <text:p text:style-name="Normal">Οι ερευνητές, κατά την κατάθεση των γενετικών δεδομένων, υποχρεούνται να συμπληρώσουν ορισμένα πεδία τα οποία περιέχουν πληροφορίες για το δείγμα, με τη χρήση τυποποιημένων όρων. Έτσι, τα δεδομένα μπορούν στη συνέχεια να αξιοποιηθούν για αυτοματοποιημένη επεξεργασία και ανάλυση, μέσω της χρήσης κατάλληλου λογισμικού. Συνεπώς, και η ΕΝΑ εφαρμόζει τις αρχές FAIR κατά την καταγραφή των νουκλεοτιδικών αλληλουχιών, καθιστώντας τις καταχωρήσεις προσβάσιμες μέσω εργαλείων web ή API. Παράλληλα, προσφέρει μια τυποποιημένη φόρμα μεταδεδομένων για την επαναχρησιμοποίησή τους, καθώς και σαφείς περιγραφές για τον τόπο και τον χρόνο προέλευσης των δειγμάτων.</text:p>
      <text:p text:style-name="Normal"/>
      <text:h text:style-name="Heading_20_4" text:outline-level="4"><text:soft-page-break/></text:h>
      <text:p text:style-name="P2">Η συνεισφορά της ΕΝΑ στη βελτίωση της ποιότητας των νουκλεοτιδικών αλληλουχιών</text:p>
      <text:p text:style-name="Normal">Τα παλαιότερα γενετικά δεδομένα της ΕΝΑ φέρουν ελλιπείς πληροφορίες και μεταδεδομένα χαμηλότερης ποιότητας. Μια μελέτη στα τέλη του 2024, η οποία εξέτασε τα τρέχοντα γενετικά δεδομένα αρχαίου DNA σε 42 συνολικά αποθετήρια, συμπέρανε πως μόλις το 59,5% των μελετών παρείχε κάποια γεωγραφική πληροφορία σχετική με τον τόπο διεξαγωγής της μελέτης. Ακόμη πιο σημαντικό, μόνο το 12% των μελετών παρείχε πληροφορίες γεωγραφικού μήκους και πλάτους. Συνεπώς, στην παρούσα τους μορφή, τα γενετικά δεδομένα αρχαίου DNA είναι αδύνατον να αξιοποιηθούν σε μελέτες που σχετίζονται με τη χωρική κατανομή των δειγμάτων.</text:p>
      <text:p text:style-name="Normal"/>
      <text:p text:style-name="Normal">Η ΕΝΑ, αναγνωρίζοντας αυτές τις προκλήσεις, εισήγαγε αλλαγές στα τέλη του 2021 για την αντιμετώπιση του προβλήματος. Έκτοτε, κάθε νέο δείγμα υποχρεωτικά πρέπει να συνοδεύεται από μεταδεδομένα που περιγράφουν τον χώρο και τον χρόνο λήψης του δείγματος. Έτσι, κάθε νέα καταχώρηση οφείλει να περιέχει τη χώρα προέλευσης και το έτος συλλογής, εκτός εάν συντρέχει βάσιμος λόγος εξαίρεσης. Από το 2021 και εξής, ο αριθμός των δειγμάτων που περιλαμβάνουν γεωγραφική πληροφορία και ημερομηνία συλλογής έχει αυξηθεί σημαντικά.</text:p>
      <text:p text:style-name="Normal"/>
      <text:p text:style-name="P2">Η ανάγκη για την εκ των υστέρων επιμέλεια των μεταδεδομένων (metadata curation)</text:p>
      <text:p text:style-name="P2"/>
      <text:p text:style-name="Normal">Παρόλο που η ΕΝΑ έλαβε σωστά μέτρα για τη βελτίωση της ποιότητας των μεταδεδομένων, εξακολουθεί να υπάρχει ανάγκη για τη διόρθωση των παλαιότερων εγγραφών, ώστε να ευθυγραμμιστούν με τα σύγχρονα πρότυπα. Την ανάγκη αυτή καλύπτουν ανεξάρτητες ερευνητικές προσπάθειες που επιχειρούν να διασώσουν και να επιμεληθούν μεταδεδομένα από τη βιβλιογραφία, τα οποία στη συνέχεια αντιστοιχίζονται με εγγραφές στις βάσεις δεδομένων.</text:p>
      <text:p text:style-name="Normal"/>
      <text:p text:style-name="P15"><text:span text:style-name="Strong_20_Emphasis"><text:span text:style-name="T3">Η σημασία των γεωγραφικών συντεταγμένων στα γενετικά δεδομένα</text:span></text:span><text:span text:style-name="T2"><text:line-break/>Τα γεωγραφικά δεδομένα, δηλαδή το γεωγραφικό μήκος και το γεωγραφικό πλάτος, αποτελούν ιδιαίτερα κρίσιμο υποσύνολο των μεταδεδομένων στη βιοπληροφορική. Παρέχουν τη δυνατότητα διενέργειας φυλογεωγραφικών αναλύσεων και μελετών βιογεωγραφίας, δηλαδή μελετών που διερευνούν τη γενετική ποικιλότητα στον χώρο και πώς ιστορικοί και οικολογικοί παράγοντες, όπως οι κλιματικές αλλαγές και τα γεωγραφικά εμπόδια, μπορούν να επηρεάσουν τη γενετική ποικιλότητα. Οι μελέτες βιογεωγραφίας βοηθούν στην ερμηνεία των σημερινών προτύπων βιοποικιλότητας και των εξελικτικών μηχανισμών που τα διαμόρφωσαν, αλλά και στην πρόβλεψη μελλοντικών τάσεων. Οι σχετικές έρευνες αποσκοπούν στη δημιουργία χαρτών διασποράς απλοτύπων, στην αναπαράσταση γενετικών γενεαλογιών και στην αναγνώριση απομονωμένων πληθυσμών και κέντρων ενδημισμού.</text:span></text:p>
      <text:p text:style-name="P15"><text:span text:style-name="Strong_20_Emphasis"><text:span text:style-name="T3">Επιπτώσεις λανθασμένων και ελλιπών γεωγραφικών δεδομένων</text:span></text:span><text:span text:style-name="T2"><text:line-break/>Η παρουσία ανακριβών επιστημονικών δεδομένων μπορεί να έχει σοβαρότατες επιπτώσεις στην έρευνα. Η απουσία γεωγραφικών συντεταγμένων συνεπάγεται απώλεια της δυνατότητας χωρικού εντοπισμού του δείγματος, με αποτέλεσμα αυτό να μην μπορεί να αξιοποιηθεί πλήρως από τις δημόσιες βάσεις δεδομένων. Αν η πλειοψηφία των δειγμάτων δεν φέρει γεωγραφικά δεδομένα, τότε ένας χάρτης γενετικής ποικιλότητας ενδέχεται να είναι ελλιπής ή και μεροληπτικός. Η απουσία συντεταγμένων μπορεί να οδηγήσει τον ερευνητή στο να αγνοήσει σημαντικούς πληθυσμούς σε αναλύσεις μεγάλης κλίμακας. Το παραπάνω πρόβλημα επιτείνεται όταν υπάρχουν λανθασμένες συντεταγμένες. Σε αρκετές περιπτώσεις, αντί να συμπληρωθούν οι συντεταγμένες της τοποθεσίας λήψης του δείγματος, αναγράφονται εκείνες του εργαστηρίου όπου έγινε η αλληλούχιση. Έτσι, οι συντεταγμένες αυτές δεν αντανακλούν την πραγματική κατανομή των δειγμάτων στη φύση.</text:span></text:p>
      <text:p text:style-name="P16">Λανθασμένες συντεταγμένες μπορούν επίσης να προκύψουν λόγω χρήσης ακατάλληλου <text:soft-page-break/>λογισμικού, το οποίο θέτει ως προεπιλογή τη διεύθυνση του καταθέτη, ή λόγω ανθρώπινου σφάλματος, δηλαδή σύγχυσης ως προς το ποια δεδομένα πρέπει να συμπληρωθούν. Επομένως, ένας ερευνητής που αναλύει εκ των υστέρων τα γενετικά δεδομένα μπορεί να οδηγηθεί σε λανθασμένα συμπεράσματα, όπως στην υπόθεση ύπαρξης ενός είδους σε περιοχή όπου στην πραγματικότητα δεν απαντάται.</text:p>
      <text:p text:style-name="P15"><text:span text:style-name="Strong_20_Emphasis"><text:span text:style-name="T3">Η διόρθωση λανθασμένων μεταδεδομένων</text:span></text:span><text:span text:style-name="T2"><text:line-break/>Η βασική προσέγγιση για τη διόρθωση και τη βελτίωση της ακρίβειας των γεωγραφικών μεταδεδομένων είναι η άντληση συντεταγμένων, διευθύνσεων και άλλων σχετικών πληροφοριών από περιγραφές ή τη βιβλιογραφία και η εισαγωγή τους στα κατάλληλα πεδία. Η αυτοματοποιημένη γεωκωδικοποίηση μπορεί να αυξήσει σημαντικά το ποσοστό των τοποθεσιών που περιγράφονται. Η εφαρμογή της μπορεί να γίνει με τη χρήση λογισμικού σε περιπτώσεις όπου η γεωγραφική πληροφορία είναι μεν καταγεγραμμένη, αλλά σε μη δομημένη μορφή. Μια μελέτη που εξέτασε γεωγραφικά δεδομένα σπονδυλωτών έδειξε ότι η αυτοματοποιημένη γεωκωδικοποίηση μπορούσε να αυξήσει το ποσοστό των καταγεγραμμένων τοποθεσιών από 6% σε 15%. Η χρήση λογισμικού που επεξεργάζεται γεωγραφικά δεδομένα πρέπει να συνοδεύεται από κατάλληλους ποιοτικούς ελέγχους, ώστε να εντοπίζονται σφάλματα και σφάλματα λογισμικού (bugs).</text:span></text:p>
      <text:p text:style-name="P16">Μια ακόμη προσέγγιση για τη διόρθωση λανθασμένων μεταδεδομένων είναι η ανίχνευση σφαλμάτων στις ήδη καταχωρισμένες συντεταγμένες. Αυτό μπορεί να γίνει με εντοπισμό ακραίων τιμών στο σύνολο των δεδομένων. Τέτοιες τιμές μπορεί να βρίσκονται εκτός της γνωστής εξάπλωσης του είδους ή σε περιοχές όπου δεν μπορεί να επιβιώσει (όπως στη θάλασσα, όταν πρόκειται για χερσαίο οργανισμό). Μπορεί επίσης να ελεγχθεί αν οι συντεταγμένες αντιστοιχούν πράγματι στη δηλωμένη χώρα. Μέτρο πρόληψης μπορεί να αποτελεί και η ενημέρωση των ερευνητών σχετικά με τη σημασία της ορθής και προσεκτικής καταγραφής των φυσικών τοποθεσιών δειγματοληψίας, καθώς και η εξοικείωσή τους με ορθές τεκμηριωτικές πρακτικές.</text:p>
      <text:p text:style-name="Text_20_body"/>
      <text:h text:style-name="Heading_20_2" text:outline-level="2"/>
      <text:p text:style-name="P6">Το γένος Fagus ως μοντέλο ανάλυσης γεωγραφικών συντεταγμένων</text:p>
      <text:p text:style-name="Normal"/>
      <text:p text:style-name="Normal">Το γένος Fagus (η γνωστή οξιά) είναι ένας εξαιρετικός οργανισμός-μοντέλο για τη μελέτη των γεωγραφικών μεταδεδομένων στα γενετικά δεδομένα. Η οξιά είναι επίσης ένα οικολογικά σημαντικό δέντρο, με την ευρωπαϊκή οξιά (Fagus sylvatica) να αποτελεί ένα από τα πιο κοινά και ευρέως εξαπλωμένα πλατύφυλλα δέντρα στην Ευρώπη. Οι επαναλαμβανόμενες εποχές των παγετώνων κατά την περίοδο του Πλειστόκαινου επηρέασαν σημαντικά την κατανομή και τη γενετική δομή της οξιάς. Κατά την περίοδο του παγετώνα, οι πληθυσμοί της οξιάς περιορίστηκαν γύρω από καταφύγια και, με τη βελτίωση του κλίματος, επανεποίκισαν την Ευρώπη.</text:p>
      <text:p text:style-name="Normal"/>
      <text:p text:style-name="Normal">Η σημερινή ενδοιειδική γενετική ποικιλότητα της ευρωπαϊκής οξιάς παρουσιάζει ένα σύνθετο πρότυπο φυλογεωγραφικής δομής, με διαφοροποιήσεις μεταξύ πληθυσμών που οφείλονται σε απομονώσεις και επανεποικίσεις από διαφορετικά καταφύγια. Οι πληθυσμοί της νότιας και της δυτικής Ευρώπης παρουσιάζουν έντονες διαφοροποιήσεις μεταξύ τους. Αξιοσημείωτο είναι και το γεγονός ότι θα ήταν πολύ δυσκολότερο να οδηγηθούμε στα παραπάνω συμπεράσματα, αν δεν υπήρχαν πληροφορίες ακριβούς γεωγραφικής προέλευσης για γενετικούς δείκτες και άλλα γονιδιωματικά δεδομένα.</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Βιβλιοθήκες που χρησιμοποιήθηκαν για το python script:</text:p>
      <text:p text:style-name="P11"/>
      <text:p text:style-name="P4">json — JSON encoder and decoder:</text:p>
      <text:p text:style-name="P11">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11"/>
      <text:p text:style-name="P4">Βασικές συναρτήσεις:</text:p>
      <text:p text:style-name="P11"/>
      <text:p text:style-name="P11">json.dumps(obj): Επιστρέφει μια συμβολοσειρά JSON που αναπαριστά το αντικείμενο obj της Python.</text:p>
      <text:p text:style-name="P11">json.dump(obj, file): Γράφει την αναπαράσταση JSON του obj σε ένα αρχείο.</text:p>
      <text:p text:style-name="P11">json.loads(s): Μετατρέπει τη συμβολοσειρά JSON s σε αντικείμενο της Python.</text:p>
      <text:p text:style-name="P11">json.load(file): Διαβάζει JSON δεδομένα από ένα αρχείο και τα μετατρέπει σε αντικείμενο της Python.</text:p>
      <text:p text:style-name="P11"/>
      <text:p text:style-name="P4">matplotlib.pyplot – state based interface to matplotlib</text:p>
      <text:p text:style-name="P11"><text:soft-page-break/></text:p>
      <text:p text:style-name="P11">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11"/>
      <text:p text:style-name="P4">Βασικές συναρτήσεις:</text:p>
      <text:p text:style-name="P11"/>
      <text:p text:style-name="P11">plot(): Δημιουργεί γραμμικά γραφήματα.</text:p>
      <text:p text:style-name="P11">scatter(): Δημιουργεί διαγράμματα διασποράς.</text:p>
      <text:p text:style-name="P11">bar() / barh(): Δημιουργούν κατακόρυφα ή οριζόντια ραβδογράμματα.</text:p>
      <text:p text:style-name="P11">hist(): Δημιουργεί ιστογράμματα.</text:p>
      <text:p text:style-name="P11">imshow(): Εμφανίζει εικόνες.</text:p>
      <text:p text:style-name="P11">contour() / contourf(): Δημιουργούν γραμμές ισοϋψών.</text:p>
      <text:p text:style-name="P11">subplot() / subplots(): Δημιουργούν πολλαπλά υπο-γραφήματα σε ένα σχήμα.</text:p>
      <text:p text:style-name="P11">xlabel() / ylabel() / title(): Προσθέτουν ετικέτες και τίτλους.</text:p>
      <text:p text:style-name="P11">legend(): Προσθέτει υπόμνημα.</text:p>
      <text:p text:style-name="P11">savefig(): Αποθηκεύει το γράφημα σε αρχείο.</text:p>
      <text:p text:style-name="P11">show(): Εμφανίζει το γράφημα.</text:p>
      <text:p text:style-name="P11">from collections import Counter</text:p>
      <text:p text:style-name="P11">Η κλάση Counter από το module collections της Python είναι ένα εργαλείο για την καταμέτρηση στοιχείων σε επαναλήψιμα αντικείμενα (iterables).</text:p>
      <text:p text:style-name="P11"/>
      <text:p text:style-name="P4">from collections import Counter</text:p>
      <text:p text:style-name="P11"/>
      <text:p text:style-name="P11">c = Counter(['a', 'b', 'a', 'c', 'b', 'a'])</text:p>
      <text:p text:style-name="P11">print(c) <text:s/># Εμφανίζει: Counter({'a': 3, 'b': 2, 'c': 1})</text:p>
      <text:p text:style-name="P11">c = Counter({'a': 3, 'b': 2, 'c': 1})</text:p>
      <text:p text:style-name="P11">c = Counter(a=3, b=2, c=1)</text:p>
      <text:p text:style-name="P11">Τ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11"/>
      <text:p text:style-name="P4">Βασικές συναρτήσεις:</text:p>
      <text:p text:style-name="P11"/>
      <text:p text:style-name="P11">c.update(['a', 'd'])</text:p>
      <text:p text:style-name="P11">print(c) <text:s/># Ενημερωμένο Counter</text:p>
      <text:p text:style-name="P11"/>
      <text:p text:style-name="P11">c.subtract(['a', 'b'])</text:p>
      <text:p text:style-name="P11">print(c) <text:s/># Counter μετά την αφαίρεση</text:p>
      <text:p text:style-name="P11">elements(): Επιστρέφει έναν επαναλήψιμο αντικείμενο με όλα τα στοιχεία, σύμφωνα με τη μέτρησή τους. list(c.elements())</text:p>
      <text:p text:style-name="P11">most_common([n]): Επιστρέφει λίστα με τα n πιο κοινά στοιχεία και τις μετρήσεις τους. c.most_common(2)</text:p>
      <text:p text:style-name="P11">total(): Επιστρέφει το άθροισμα όλων των μετρήσεων. c.total()</text:p>
      <text:p text:style-name="P11">Τα αντικείμενα Counter υποστηρίζουν αριθμητικές πράξεις όπως πρόσθεση, αφαίρεση, τομή και ένωση:</text:p>
      <text:p text:style-name="P11">print(c1 + c2)</text:p>
      <text:p text:style-name="P11">print(c1 - c2)</text:p>
      <text:p text:style-name="P11">print(c1 &amp; c2)</text:p>
      <text:p text:style-name="P11">print(c1 | c2)</text:p>
      <text:p text:style-name="P11"/>
      <text:p text:style-name="P4"><text:soft-page-break/>time</text:p>
      <text:p text:style-name="P11">Η βιβλιοθήκη time της Python παρέχει ένα σύνολο συναρτήσεων για την εργασία με τον χρόνο. Ο χρόνος μετριέται στα περισσότερα συστήματα από την "εποχή", δηλαδή από την 1 Ιανουαρίου 1970.</text:p>
      <text:p text:style-name="P11"/>
      <text:p text:style-name="P4">Βασικές συναρτήσεις:</text:p>
      <text:p text:style-name="P11"/>
      <text:p text:style-name="P11">time.time(): Επιστρέφει τον τρέχοντα χρόνο σε δευτερόλεπτα (float) από την εποχή.</text:p>
      <text:p text:style-name="P11">time.ctime([secs]): Δίνει τα δευτερόλεπτα από την εποχή.</text:p>
      <text:p text:style-name="P11">time.sleep(2): Καθυστερεί την εκτέλεση του προγράμματος για τον καθορισμένο αριθμό δευτερολέπτων.</text:p>
      <text:p text:style-name="P11">time.strftime(format[, t]): Μετατρέπει ένα αντικείμενο struct_time σε συμβολοσειρά.</text:p>
      <text:p text:style-name="P11">time.perf_counter(): Μέτρηση Απόδοσης</text:p>
      <text:p text:style-name="P11">start = time.perf_counter()</text:p>
      <text:p text:style-name="P11"># Κώδικας προς μέτρηση</text:p>
      <text:p text:style-name="P11">end = time.perf_counter()</text:p>
      <text:p text:style-name="P11">print(f"Διάρκεια: {end - start} δευτερόλεπτα")</text:p>
      <text:p text:style-name="P11"/>
      <text:p text:style-name="P4">from shapely.geometry import Point</text:p>
      <text:p text:style-name="P4"/>
      <text:p text:style-name="P11">Η κλάση Point από το πακέτο shapely.geometry της Python χρησιμοποιείται για την αναπαράσταση σημείων στον καρτεσιανό χώρο. Αποτελεί μέρος της βιβλιοθήκης Shapely. Η κλάση Point χρησιμοποιείται για ανάλυση γεωχωρικών δεδομένων, έλεγχο αν ένα σημείο βρίσκεται εντός ενός πολυγώνου, υπολογισμό αποστάσεων μεταξύ σημείων, δημιουργία γεωμετρικών σχημάτων για απεικόνιση ή περαιτέρω ανάλυση.</text:p>
      <text:p text:style-name="P11"/>
      <text:p text:style-name="P11">p1 = Point(1.0, 2.0)</text:p>
      <text:p text:style-name="P11">p2 = Point([3.0, 4.0])</text:p>
      <text:p text:style-name="P11">p3 = Point(5.0, 6.0, 7.0)</text:p>
      <text:p text:style-name="P11">Βασικές συναρτήσεις:</text:p>
      <text:p text:style-name="P11"/>
      <text:p text:style-name="P11">print(p1.x), print(p1.y), print(p1.z)</text:p>
      <text:p text:style-name="P11">print(p3.has_z) # Εμφανίζει: True</text:p>
      <text:p text:style-name="P11">empty_point = Point()</text:p>
      <text:p text:style-name="P11">print(empty_point.is_empty)</text:p>
      <text:p text:style-name="P11">print(p1.distance(p2)) # Εμφανίζει την απόσταση μεταξύ p1 και p2</text:p>
      <text:p text:style-name="P11">circle = p1.buffer(1.0)</text:p>
      <text:p text:style-name="P11">print(circle.area) # Εμφανίζει το εμβαδόν του κύκλου</text:p>
      <text:p text:style-name="P11"/>
      <text:p text:style-name="P4">import pandas as pd</text:p>
      <text:p text:style-name="P4"/>
      <text:p text:style-name="P11">Η pandas είναι μια ισχυρή βιβλιοθήκη της Python για την ανάλυση και επεξεργασία δεδομένων. Παρέχει δύο βασικές δομές δεδομένων:</text:p>
      <text:p text:style-name="P11"/>
      <text:p text:style-name="P11">Series: Μονοδιάστατος πίνακας με ετικέτες (labels)</text:p>
      <text:p text:style-name="P11">DataFrame: Δισδιάστατος πίνακας (παρόμοιος με πίνακα Excel ή πίνακα βάσης δεδομένων) με γραμμές και στήλες</text:p>
      <text:p text:style-name="P11">Η pandas είναι ιδιαίτερα χρήσιμη για εργασίες όπως:</text:p>
      <text:p text:style-name="P11">ανάγνωση και εγγραφή δεδομένων από/σε αρχεία CSV, Excel, SQL κ.λπ.,</text:p>
      <text:p text:style-name="P11">καθαρισμός και προεπεξεργασία δεδομένων,</text:p>
      <text:p text:style-name="P11">ανάλυση και οπτικοποίηση δεδομένων,</text:p>
      <text:p text:style-name="P11">εργασία με χρονοσειρές και κατηγοριοποιημένα δεδομένα.</text:p>
      <text:p text:style-name="P11"><text:soft-page-break/></text:p>
      <text:p text:style-name="P4">Βασικές συναρτήσεις:</text:p>
      <text:p text:style-name="P11"/>
      <text:p text:style-name="P11">import pandas as pd</text:p>
      <text:p text:style-name="P11"/>
      <text:p text:style-name="P11">data = {</text:p>
      <text:p text:style-name="P11"><text:s text:c="4"/>'Όνομα': ['Αλέξανδρος', 'Μαρία', 'Γιάννης'],</text:p>
      <text:p text:style-name="P11"><text:s text:c="4"/>'Ηλικία': [28, 34, 45]</text:p>
      <text:p text:style-name="P11">}</text:p>
      <text:p text:style-name="P11">df = pd.DataFrame(data)</text:p>
      <text:p text:style-name="P11">print(df)</text:p>
      <text:p text:style-name="P11">Θα εμφανιστεί ως output:</text:p>
      <text:p text:style-name="P11"/>
      <text:p text:style-name="P11"><text:s text:c="7"/>Όνομα <text:s/>Ηλικία</text:p>
      <text:p text:style-name="P11">0 <text:s/>Αλέξανδρος <text:s text:c="5"/>28</text:p>
      <text:p text:style-name="P11">1 <text:s text:c="6"/>Μαρία <text:s text:c="5"/>34</text:p>
      <text:p text:style-name="P11">2 <text:s text:c="4"/>Γιάννης <text:s text:c="5"/>45</text:p>
      <text:p text:style-name="P11"/>
      <text:p text:style-name="P4">import geopandas as gpd</text:p>
      <text:p text:style-name="P4"/>
      <text:p text:style-name="P11">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την ανάγνωση και εγγραφή γεωχωρικών αρχείων, την υποστήριξη γεωμετρικών πράξεων, όπως ένωση, τομή και υπολογισμός αποστάσεων, και την οπτικοποίηση γεωχωρικών δεδομένων με ενσωματωμένες μεθόδους πλοκής.</text:p>
      <text:p text:style-name="P11"/>
      <text:p text:style-name="P4">Βασικές συναρτήσεις:</text:p>
      <text:p text:style-name="P11"/>
      <text:p text:style-name="P11">import geopandas as gpd</text:p>
      <text:p text:style-name="P11">gdf = gpd.read_file("path/to/your/shapefile.shp")</text:p>
      <text:p text:style-name="P11">print(gdf.head()) <text:s/># Εμφάνιση των πρώτων γραμμών.</text:p>
      <text:p text:style-name="P11">from geopy.geocoders import Nominatim</text:p>
      <text:p text:style-name="P11">Η εντολή from geopy.geocoders import Nominatim εισάγει την κλάση Nominatim από τη βιβλιοθήκη GeoPy. 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p>
      <text:p text:style-name="P11"/>
      <text:p text:style-name="P3">Nominatim</text:p>
      <text:p text:style-name="P11">Το Nominatim είναι μια υπηρεσία που επιτρέπει την αναζήτηση τοποθεσιών και διευθύνσεων χρησιμοποιώντας δεδομένα από το OpenStreetMap.</text:p>
      <text:p text:style-name="P11"/>
      <text:p text:style-name="P4">Βασική χρήση:</text:p>
      <text:p text:style-name="P11"/>
      <text:p text:style-name="P11">from geopy.geocoders import Nominatim</text:p>
      <text:p text:style-name="P11">geolocator = Nominatim(user_agent="my_unique_app")</text:p>
      <text:p text:style-name="P11"/>
      <text:p text:style-name="P11">location = geolocator.geocode("Σύνταγμα, Αθήνα, Ελλάδα")</text:p>
      <text:p text:style-name="P11">print(location.address)</text:p>
      <text:p text:style-name="P11">print((location.latitude, location.longitude))</text:p>
      <text:p text:style-name="P11"/>
      <text:p text:style-name="P11">location = geolocator.reverse("37.9755, 23.7348")</text:p>
      <text:p text:style-name="P11">print(location.address)</text:p>
      <text:p text:style-name="P11"><text:soft-page-break/></text:p>
      <text:p text:style-name="P11">geolocator.geocode("Athens", language="el", timeout=10)</text:p>
      <text:p text:style-name="P11"/>
      <text:p text:style-name="P4">sys</text:p>
      <text:p text:style-name="P11"/>
      <text:p text:style-name="P11">Παρέχει πρόσβαση σε μεταβλητές και συναρτήσεις που αλληλεπιδρούν άμεσα με τον python interpreter. Επιτρέπει την πρόσβαση σε ορίσματα της γραμμής εντολών, την έξοδο και τον τερματισμό των προγραμμάτων, τη διαχείριση εισόδου και εξόδου, την παροχή πληροφοριών για το σύστημα και τη διαχείριση της διαδρομής αναζήτησης για modules.</text:p>
      <text:p text:style-name="P11"/>
      <text:p text:style-name="P4">Βασικές συναρτήσεις:</text:p>
      <text:p text:style-name="P11"/>
      <text:p text:style-name="P11">sys.argv: Λίστα με τα ορίσματα γραμμής εντολών. Το πρώτο στοιχείο είναι το όνομα του αρχείου Python.</text:p>
      <text:p text:style-name="P11">sys.exit([code]): Τερματίζει το πρόγραμμα. Αν δοθεί αριθμός, επιστρέφεται ως exit status.</text:p>
      <text:p text:style-name="P11">if len(sys.argv) &lt; 2:</text:p>
      <text:p text:style-name="P11"><text:s text:c="4"/>print("Λείπει όρισμα.")</text:p>
      <text:p text:style-name="P11"><text:s text:c="4"/>sys.exit(1)</text:p>
      <text:p text:style-name="P11">sys.path.append("/my/custom/path"): Λίστα με τις διαδρομές αναζήτησης για modules.</text:p>
      <text:p text:style-name="P11">sys.version: Περιέχει τη συμβολοσειρά της έκδοσης της Python.</text:p>
      <text:p text:style-name="P11">sys.platform: Περιέχει το όνομα της πλατφόρμας.</text:p>
      <text:p text:style-name="P11"/>
      <text:p text:style-name="P4">import pycountry</text:p>
      <text:p text:style-name="P11"/>
      <text:p text:style-name="P11">Η pycountry παρέχει πρόσβαση σε επίσημα πρότυπα ISO για χώρες, γλώσσες, νομίσματα, υποδιαιρέσεις και γραφές. Ε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11"/>
      <text:p text:style-name="P4">Βασικές συναρτήσεις:</text:p>
      <text:p text:style-name="P11"/>
      <text:p text:style-name="P11">germany = pycountry.countries.get(alpha_2='DE')</text:p>
      <text:p text:style-name="P11">print(germany.name) <text:s text:c="6"/># Εμφανίζει: Germany</text:p>
      <text:p text:style-name="P11">print(germany.alpha_3) <text:s text:c="3"/># Εμφανίζει: DEU</text:p>
      <text:p text:style-name="P11">print(germany.numeric) <text:s text:c="3"/># Εμφανίζει: 276</text:p>
      <text:p text:style-name="P11"/>
      <text:p text:style-name="P11">country = pycountry.countries.lookup('')</text:p>
      <text:p text:style-name="P11">print(country.alpha_3) <text:s text:c="3"/># Εμφανίζει: BOL</text:p>
      <text:p text:style-name="P11"/>
      <text:p text:style-name="P4">re</text:p>
      <text:p text:style-name="P4"/>
      <text:p text:style-name="P11">Η βιβλιοθήκη re προσφέρει υποστήριξη για regular expressions. Χρησιμοποιείται για ανάλυση, αναζήτηση, αντικατάσταση και επεξεργασία συμβολοσειρών βάσει προτύπων.</text:p>
      <text:p text:style-name="P11"/>
      <text:p text:style-name="P4">Βασικές συναρτήσεις:</text:p>
      <text:p text:style-name="P11"/>
      <text:p text:style-name="P11">match = re.search(r"\d+", "Η ηλικία είναι 25")</text:p>
      <text:p text:style-name="P11">print(match.group()) <text:s/># 25</text:p>
      <text:p text:style-name="P11"/>
      <text:p text:style-name="P11">re.match(r"\d+", "123abc")</text:p>
      <text:p text:style-name="P11">re.match(r"\d+", "abc123") <text:s/># None</text:p>
      <text:p text:style-name="P11"/>
      <text:p text:style-name="P11">re.findall(r"\d+", "Η τιμή είναι 12 και το όριο είναι 100")</text:p>
      <text:p text:style-name="P11"><text:soft-page-break/># ['12', '100']</text:p>
      <text:p text:style-name="P11"/>
      <text:p text:style-name="P11">re.sub(r"\s+", "-", "Καλη <text:s text:c="2"/>μέρα κόσμε") <text:s/># 'Καλη-μέρα-κόσμε'</text:p>
      <text:p text:style-name="P11">from collections import defaultdict</text:p>
      <text:p text:style-name="P11">Εισάγει την κλάση defaultdict από τη βιβλιοθήκη collections της Python. Η defaultdict είναι μια υποκλάση του ενσωματωμένου dict. Αν ζητήσουμε να επιστραφεί ένα κλειδί που δεν υπάρχει, δημιουργεί νέο στοιχείο με προεπιλεγμένη τιμή αντί να δοθεί KeyError. Ιδανικό για αθροίσεις, ομαδοποιήσεις, nesting (π.χ. defaultdict(dict)).</text:p>
      <text:p text:style-name="P11"/>
      <text:p text:style-name="P11">d = defaultdict(default_factory)</text:p>
      <text:p text:style-name="P11">default_factory επιστρέφει την προεπιλεγμένη τιμή για νέα κλειδιά. Π.χ.:</text:p>
      <text:p text:style-name="P11"/>
      <text:p text:style-name="P11">int → 0</text:p>
      <text:p text:style-name="P11">list → []</text:p>
      <text:p text:style-name="P11">set → set()</text:p>
      <text:p text:style-name="P11">str → ""</text:p>
      <text:p text:style-name="P11">Βασικές συναρτήσεις:</text:p>
      <text:p text:style-name="P11"/>
      <text:p text:style-name="P11">d = defaultdict(lambda: "άγνωστο")</text:p>
      <text:p text:style-name="P11">print(d["κάτι"]) <text:s/># "άγνωστο"</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Κώδικας</text:p>
      <text:p text:style-name="P5"/>
      <text:p text:style-name="P5">sample.filtering.for.every.json.py</text:p>
      <text:p text:style-name="P5"/>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 sys.argv[2]</text:p>
      <text:p text:style-name="P13"/>
      <text:p text:style-name="P13">with open(json_file, "r", encoding="utf-8") as file:</text:p>
      <text:p text:style-name="P13"><text:s text:c="4"/>data = json.load(file)</text:p>
      <text:p text:style-name="P13"><text:soft-page-break/></text:p>
      <text:p text:style-name="P13">if len(data) == 0:</text:p>
      <text:p text:style-name="P13"><text:s text:c="4"/>print(f"Το <text:s/>'{json_file}' δεν περιέχει δεδομένα ή έγινε λάθος χρήση. Το '{csv_file}' δεν δημιουργήθηκε. Χρήση: python json_to_csv.py &lt;εισ_αρχείο.json&gt; &lt;εξ_αρχείο.csv&gt;")</text:p>
      <text:p text:style-name="P13"><text:s text:c="4"/>sys.exit(1)</text:p>
      <text:p text:style-name="P13"/>
      <text:p text:style-name="P13">with open(csv_file, "w", encoding="utf-8", newline="") as file:</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sample.filtering.py</text:p>
      <text:p text:style-name="P13"/>
      <text:p text:style-name="P13">import json</text:p>
      <text:p text:style-name="P13"/>
      <text:p text:style-name="P13">with open("results_sample_json.txt", "r", encoding="utf-8") as file:</text:p>
      <text:p text:style-name="P13"><text:s text:c="4"/>samples = json.load(file)</text:p>
      <text:p text:style-name="P13"/>
      <text:p text:style-name="P13">total_samples = len(samples)</text:p>
      <text:p text:style-name="P13"/>
      <text:p text:style-name="P13">filtered_samples = [</text:p>
      <text:p text:style-name="P13"><text:s text:c="4"/>sample for sample in samples if not (</text:p>
      <text:p text:style-name="P13"><text:s text:c="8"/>sample.get("country") == "" and</text:p>
      <text:p text:style-name="P13"><text:s text:c="8"/>sample.get("location_end") == "" and</text:p>
      <text:p text:style-name="P13"><text:s text:c="8"/>sample.get("location") == "" and</text:p>
      <text:p text:style-name="P13"><text:s text:c="8"/>sample.get("location_start") == "" and</text:p>
      <text:p text:style-name="P13"><text:s text:c="8"/>sample.get("isolation_source") == ""</text:p>
      <text:p text:style-name="P13"><text:s text:c="4"/>)</text:p>
      <text:p text:style-name="P13"><text:soft-page-break/>]</text:p>
      <text:p text:style-name="P13"/>
      <text:p text:style-name="P13">removed_samples = total_samples - len(filtered_samples)</text:p>
      <text:p text:style-name="P13"/>
      <text:p text:style-name="P13">print(f"Συνολικός αριθμός δειγμάτων: {total_samples}")</text:p>
      <text:p text:style-name="P13">print(f"Αφαιρέθηκαν {removed_samples} δείγματα χωρίς γεωγραφικές πληροφορίες.")</text:p>
      <text:p text:style-name="P13">print(f"Παραμένουν {len(filtered_samples)} δείγματα.")</text:p>
      <text:p text:style-name="P13"/>
      <text:p text:style-name="P13">with open("results_sample_json_filtered.json", "w", encoding="utf-8") as file:</text:p>
      <text:p text:style-name="P13"><text:s text:c="4"/>json.dump(filtered_samples, file, indent=2, ensure_ascii=False)</text:p>
      <text:p text:style-name="P13"/>
      <text:p text:style-name="P13">print("Το νέο αρχείο 'results_sample_json_filtered.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metrics.no.comments.py</text:p>
      <text:p text:style-name="P13"/>
      <text:p text:style-name="P13">import json</text:p>
      <text:p text:style-name="P13">import sys </text:p>
      <text:p text:style-name="P13"/>
      <text:p text:style-name="P13">def sample_count(json_file):</text:p>
      <text:p text:style-name="P13"><text:s text:c="4"/>try:c</text:p>
      <text:p text:style-name="P13"><text:s text:c="8"/>with open(json_file, "r", encoding="utf-8") as file: </text:p>
      <text:p text:style-name="P13"><text:s text:c="12"/>data = json.load(file)</text:p>
      <text:p text:style-name="P13"><text:s text:c="12"/>sample_count = len(data)</text:p>
      <text:p text:style-name="P13"><text:s text:c="12"/>print(f"Ο συνολικός αριθμός των δειγμάτων είναι: {sample_count}")</text:p>
      <text:p text:style-name="P13"><text:s text:c="12"/>if sample_count == 0:</text:p>
      <text:p text:style-name="P13"><text:s text:c="16"/>print("Το αρχείο json δεν περιέχει δείγματα.")</text:p>
      <text:p text:style-name="P13"><text:s text:c="4"/>except Exception as e:</text:p>
      <text:p text:style-name="P13"><text:s text:c="12"/>print(f"Σφάλμα κατά την ανάγνωση του αρχείου: {e}")</text:p>
      <text:p text:style-name="P13"/>
      <text:p text:style-name="P13">def count_samples_with_location(json_file):</text:p>
      <text:p text:style-name="P13"><text:soft-page-break/><text:s text:c="4"/>try:</text:p>
      <text:p text:style-name="P13"><text:s text:c="8"/>with open(json_file, "r", encoding="utf-8") as file:</text:p>
      <text:p text:style-name="P13"><text:s text:c="12"/>data = json.load(file)</text:p>
      <text:p text:style-name="P13"><text:s text:c="12"/>count_with_location = sum(1 for sample in data if sample.get("location")) </text:p>
      <text:p text:style-name="P13"><text:s text:c="12"/>print(f"Ο αριθμός των δειγμάτων με γεωγραφικές συντεταγμένες είναι: {count_with_location}")</text:p>
      <text:p text:style-name="P13"><text:s text:c="12"/>if count_with_location == 0:</text:p>
      <text:p text:style-name="P13"><text:s text:c="16"/>print("Δεν υπάρχουν δείγματα που να περιέχουν γεωγραφικές συντεταγμένες.")</text:p>
      <text:p text:style-name="P13"><text:s text:c="4"/>except Exception as e: </text:p>
      <text:p text:style-name="P13"><text:s text:c="8"/>print(f"Σφάλμα κατά την ανάγνωση του αρχείου: {e}")</text:p>
      <text:p text:style-name="P13"/>
      <text:p text:style-name="P13">def count_samples_with_study(json_file):</text:p>
      <text:p text:style-name="P13"><text:s text:c="4"/>try:</text:p>
      <text:p text:style-name="P13"><text:s text:c="8"/>with open(json_file, "r", encoding="utf-8") as file:</text:p>
      <text:p text:style-name="P13"><text:s text:c="12"/>data = json.load(file)</text:p>
      <text:p text:style-name="P13"><text:s text:c="12"/>count_with_study = sum(1 for sample in data if sample.get("study_accession"))</text:p>
      <text:p text:style-name="P13"><text:s text:c="12"/>print(f"Ο αριθμός των δειγμάτων που στηρίζονται σε μελέτη είναι: {count_with_study}")</text:p>
      <text:p text:style-name="P13"><text:s text:c="12"/>if count_with_study == 0:</text:p>
      <text:p text:style-name="P13"><text:s text:c="16"/>print("Δεν υπάρχουν δείγματα που στηρίζονται πάνω σε μελέτη.")</text:p>
      <text:p text:style-name="P13"><text:s/></text:p>
      <text:p text:style-name="P13"><text:s text:c="4"/>except Exception as e:</text:p>
      <text:p text:style-name="P13"><text:s text:c="8"/>print(f"Σφάλμα κατά την ανάγνωση του αρχείου: {e}")</text:p>
      <text:p text:style-name="P13">json_file = sys.argv[1]</text:p>
      <text:p text:style-name="P13"/>
      <text:p text:style-name="P13">def count_samples_with_country(json_file):</text:p>
      <text:p text:style-name="P13"><text:s text:c="4"/>try:</text:p>
      <text:p text:style-name="P13"><text:s text:c="8"/>with open (json_file, "r", encoding="utf-8") as file:</text:p>
      <text:p text:style-name="P13"><text:s text:c="12"/>data = json.load(file)</text:p>
      <text:p text:style-name="P13"><text:s text:c="12"/>count_with_country = sum(1 for sample in data if sample.get("country"))</text:p>
      <text:p text:style-name="P13"><text:s text:c="12"/>print(f"Ο αριθμός των δειγμάτων που αναγράφουν χώρα προέλευσης είναι: {count_with_country}")</text:p>
      <text:p text:style-name="P13"><text:s text:c="12"/>if count_with_country == 0:</text:p>
      <text:p text:style-name="P13"><text:s text:c="16"/>print("Προσοχή: Δεν υπάρχουν δείγματα με χώρα προέλευσης.")</text:p>
      <text:p text:style-name="P13"><text:s text:c="4"/>except Exception as e:</text:p>
      <text:p text:style-name="P13"><text:s text:c="8"/>print(f"Σφάλμα κατά την ανάγνωση του αρχείου: {e}")</text:p>
      <text:p text:style-name="P13">if len(sys.argv) &lt; 2:</text:p>
      <text:p text:style-name="P13"><text:s text:c="4"/>print("Try: python3 json.metrics.py name.of.the.json.txt")</text:p>
      <text:p text:style-name="P13"><text:s text:c="4"/>sys.exit(1)</text:p>
      <text:p text:style-name="P13"/>
      <text:p text:style-name="P13">sample_count(json_file)</text:p>
      <text:p text:style-name="P13">count_samples_with_location(json_file)</text:p>
      <text:p text:style-name="P13">count_samples_with_study(json_file)</text:p>
      <text:p text:style-name="P13">count_samples_with_country(json_fil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coordinatinates_country_curation.py</text:p>
      <text:p text:style-name="P5"/>
      <text:p text:style-name="P13">import json</text:p>
      <text:p text:style-name="P13">import matplotlib.pyplot as plt </text:p>
      <text:p text:style-name="P13">import geopandas as gpd </text:p>
      <text:p text:style-name="P13">import pandas as pd </text:p>
      <text:p text:style-name="P13">from shapely.geometry import Point </text:p>
      <text:p text:style-name="P13">from geopy.geocoders import Nominatim <text:s/></text:p>
      <text:p text:style-name="P13">import numpy as np</text:p>
      <text:p text:style-name="P13">from matplotlib.offsetbox import OffsetImage, AnnotationBbox</text:p>
      <text:p text:style-name="P13">import matplotlib.image as mpimg</text:p>
      <text:p text:style-name="P13"/>
      <text:p text:style-name="P13">with open("results_merged_json.txt", "r", encoding="utf-8") as file: <text:s text:c="3"/></text:p>
      <text:p text:style-name="P13"><text:s text:c="4"/>data = json.load(file)</text:p>
      <text:p text:style-name="P13"/>
      <text:p text:style-name="P13">total_registries = len(data)</text:p>
      <text:p text:style-name="P13"/>
      <text:p text:style-name="P13">country_and_coordinates_data = [registry for registry in data if registry.get("lat") and <text:soft-page-break/>registry.get("lon") and registry.get("country")]</text:p>
      <text:p text:style-name="P13">total_geo_registries = len(country_and_coordinates_data)</text:p>
      <text:p text:style-name="P13"/>
      <text:p text:style-name="P13">with open("country_and_coordinates_data.json.txt", "w", encoding="utf-8") as file:</text:p>
      <text:p text:style-name="P13"><text:s text:c="4"/>json.dump(country_and_coordinates_data, file, indent=2, ensure_ascii=False)</text:p>
      <text:p text:style-name="P13"/>
      <text:p text:style-name="P13">print(f"\n\nA total of {total_geo_registries} registries have been found that contain both coordinates and country information, and these have been written in country_and_coordinates_data.json.txt.")</text:p>
      <text:p text:style-name="P13"/>
      <text:p text:style-name="P13">for registry in data:</text:p>
      <text:p text:style-name="P13"><text:s text:c="4"/>registry["country_submitted"] = registry.pop("country", "")</text:p>
      <text:p text:style-name="P13"/>
      <text:p text:style-name="P13">for registry in data:</text:p>
      <text:p text:style-name="P13"><text:s text:c="4"/>registry["country_submitted"] = registry["country_submitted"].split(":")[0].strip()</text:p>
      <text:p text:style-name="P13"/>
      <text:p text:style-name="P13">country_and_coordinates_data = []</text:p>
      <text:p text:style-name="P13"/>
      <text:p text:style-name="P13">for idx, registry in enumerate(data, 1):</text:p>
      <text:p text:style-name="P13"><text:s text:c="4"/>if registry.get("lat") and registry.get("lon") and registry.get("country_submitted"):</text:p>
      <text:p text:style-name="P13"><text:s text:c="8"/>geo_registry = {</text:p>
      <text:p text:style-name="P13"><text:s text:c="12"/>"Registry number:" : idx,</text:p>
      <text:p text:style-name="P13"><text:s text:c="12"/>"sample_accession" : registry["sample_accession"],</text:p>
      <text:p text:style-name="P13"><text:s text:c="12"/>"lat" : registry["lat"],</text:p>
      <text:p text:style-name="P13"><text:s text:c="12"/>"lon" : registry["lon"],</text:p>
      <text:p text:style-name="P13"><text:s text:c="12"/>"country_submitted" : registry["country_submitted"]</text:p>
      <text:p text:style-name="P13"><text:s text:c="8"/>}</text:p>
      <text:p text:style-name="P13"><text:s text:c="8"/>country_and_coordinates_data.append(geo_registry)</text:p>
      <text:p text:style-name="P13"/>
      <text:p text:style-name="P13">with open("country_and_coordinates_minimal_data.json.txt", "w", encoding="utf-8") as file:</text:p>
      <text:p text:style-name="P13"><text:s text:c="4"/>json.dump(country_and_coordinates_data, file, indent=2, ensure_ascii=False)</text:p>
      <text:p text:style-name="P13"/>
      <text:p text:style-name="P13">print(f"\ncountry_and_coordinates_minimal_data.json.txt has been created successfully. This json file contains {len(country_and_coordinates_data)} registries with both country and coordinates and only these fields from the whole registry, as well as the sample_accession field for identification.\n")</text:p>
      <text:p text:style-name="P13"/>
      <text:p text:style-name="P13">dataframe = pd.DataFrame(country_and_coordinates_data)</text:p>
      <text:p text:style-name="P13"/>
      <text:p text:style-name="P13">dataframe["coordinates_point"] = dataframe.apply(lambda row: Point(float(row["lon"]), float(row["lat"])), axis=1)</text:p>
      <text:p text:style-name="P13"/>
      <text:p text:style-name="P13">geo_dataframe = gpd.GeoDataFrame(dataframe, geometry=dataframe["coordinates_point"], crs="EPSG:4326")</text:p>
      <text:p text:style-name="P13"/>
      <text:p text:style-name="P13">geopandas_naturalearth_lowres = gpd.read_file("/home/dimitris/Documents/Github my repo/fagus/ne_110m_admin_0_countries")</text:p>
      <text:p text:style-name="P13"/>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text:soft-page-break/></text:p>
      <text:p text:style-name="P13">with open("curated_data_json.txt", "r", encoding="utf-8") as file:</text:p>
      <text:p text:style-name="P13"><text:s text:c="4"/>curated_data = json.load(file)</text:p>
      <text:p text:style-name="P13"/>
      <text:p text:style-name="P13">colors_bar_chart = [</text:p>
      <text:p text:style-name="P13"><text:s text:c="4"/>"#4E79A7",</text:p>
      <text:p text:style-name="P13"><text:s text:c="4"/>"#F28E2B",</text:p>
      <text:p text:style-name="P13"><text:s text:c="4"/>"#E15759",</text:p>
      <text:p text:style-name="P13"><text:s text:c="4"/>"#76B7B2",</text:p>
      <text:p text:style-name="P13"><text:s text:c="4"/>"#59A14F",</text:p>
      <text:p text:style-name="P13"><text:s text:c="4"/>"#EDC948",</text:p>
      <text:p text:style-name="P13"><text:s text:c="4"/>"#B07AA1",</text:p>
      <text:p text:style-name="P13">]</text:p>
      <text:p text:style-name="P13"/>
      <text:p text:style-name="P13">no_data = total_registries - total_geo_registries</text:p>
      <text:p text:style-name="P13">sizes = [total_geo_registries, no_data]</text:p>
      <text:p text:style-name="P13">labels = ["registries with country \nand coordinates", "no data"]</text:p>
      <text:p text:style-name="P13">colors = ["blue", "red"]</text:p>
      <text:p text:style-name="P13"/>
      <text:p text:style-name="P13">fig = plt.figure(figsize=(6, 6))</text:p>
      <text:p text:style-name="P13">plt.pie(sizes, labels=labels, autopct=lambda pct: f"{pct:.1f}% ({int(pct / 100. * sum(sizes))})", startangle=90, colors=["blue", "red"])</text:p>
      <text:p text:style-name="P13">plt.title("Ποσοστό εγγραφών με ή χωρίς \nγεωγραφική πληροφορία χώρας και συντεταγμένων.")</text:p>
      <text:p text:style-name="P13">plt.figtext(0.5, 0.03, f"Σύνολο εγγραφών: {total_registries}",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countries_and_coordinates_information_access_pie_chart.png")</text:p>
      <text:p text:style-name="P13">plt.show()</text:p>
      <text:p text:style-name="P13"/>
      <text:p text:style-name="P13">match = 0</text:p>
      <text:p text:style-name="P13">mismatch = 0</text:p>
      <text:p text:style-name="P13"/>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print(f"\n {match} matches and {mismatch} mismatches")</text:p>
      <text:p text:style-name="P13"/>
      <text:p text:style-name="P13">sizes = [match, mismatch]</text:p>
      <text:p text:style-name="P13">labels = ["coordinates alligning \nwith country", "faulty coordinates \nor country"]</text:p>
      <text:p text:style-name="P13">colors = ["blue", "red"]</text:p>
      <text:p text:style-name="P13"/>
      <text:p text:style-name="P13">fig = plt.figure(figsize=(6, 6))</text:p>
      <text:p text:style-name="P13">plt.pie(sizes, labels=labels, autopct=lambda pct: f"{pct:.1f}% ({int(pct / 100. * sum(sizes))})", <text:soft-page-break/>startangle=0, colors=["blue", "red"])</text:p>
      <text:p text:style-name="P13">plt.title("Εγγραφές με συντεταγμένες που συμφωνούν \nμε την δηλωμένη χώρα συγκριτικα με εγγραφές που διαφωνούν")</text:p>
      <text:p text:style-name="P13">plt.figtext(0.5, 0.02, f"Σύνολο εγγραφών: {total_registries}", ha='center', fontsize=12)</text:p>
      <text:p text:style-name="P13">plt.figtext(0.5, 0.07, f"Σύνολο εγγραφών με συντεγμένες και χώρα: {len(curated_data)}",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true_and_faultycoordinates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mismatches_and_reverse_geocoding.py</text:p>
      <text:p text:style-name="P5"/>
      <text:p text:style-name="P13">import json</text:p>
      <text:p text:style-name="P13">import matplotlib.pyplot as plt </text:p>
      <text:p text:style-name="P13">from geopy.geocoders import Nominatim </text:p>
      <text:p text:style-name="P13">import geopandas as gpd </text:p>
      <text:p text:style-name="P13">import pandas as pd </text:p>
      <text:p text:style-name="P13">from shapely.geometry import Point</text:p>
      <text:p text:style-name="P13">import numpy as np</text:p>
      <text:p text:style-name="P13">import time</text:p>
      <text:p text:style-name="P13">from matplotlib.offsetbox import OffsetImage, AnnotationBbox</text:p>
      <text:p text:style-name="P13">import matplotlib.image as mpimg</text:p>
      <text:p text:style-name="P13"/>
      <text:p text:style-name="P13">with open("country_and_coordinates_minimal_data.json.txt", "r", encoding="utf-8") as file:</text:p>
      <text:p text:style-name="P13"><text:s text:c="4"/>country_and_coordinates_data = json.load(file)</text:p>
      <text:p text:style-name="P13"/>
      <text:p text:style-name="P13">dataframe = pd.DataFrame(country_and_coordinates_data)</text:p>
      <text:p text:style-name="P13">dataframe["coordinates_point"] = dataframe.apply(lambda row: Point(float(row["lon"]), <text:soft-page-break/>float(row["lat"])), axis=1)</text:p>
      <text:p text:style-name="P13">geo_dataframe = gpd.GeoDataFrame(dataframe, geometry=dataframe["coordinates_point"], crs="EPSG:4326")</text:p>
      <text:p text:style-name="P13"/>
      <text:p text:style-name="P13">geopandas_naturalearth_lowres = gpd.read_file("/home/dimitris/Documents/Github my repo/fagus/ne_110m_admin_0_countries")</text:p>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
      <text:p text:style-name="P13">curated_data = []</text:p>
      <text:p text:style-name="P13">for _, row in combined_geo_dataframe.iterrows():</text:p>
      <text:p text:style-name="P13"><text:s text:c="4"/>suggested = row["ADMIN"]</text:p>
      <text:p text:style-name="P13"><text:s text:c="4"/>country_match = "yes" if row["country_submitted"] == row["ADMIN"] else "no"</text:p>
      <text:p text:style-name="P13"><text:s text:c="4"/>if suggested == "United States of America":</text:p>
      <text:p text:style-name="P13"><text:s text:c="8"/>suggested = "USA"</text:p>
      <text:p text:style-name="P13"><text:s text:c="8"/>country_match = "yes" if row["country_submitted"] == suggested else "no"</text:p>
      <text:p text:style-name="P13"><text:s text:c="4"/>elif suggested == "Republic of Serbia":</text:p>
      <text:p text:style-name="P13"><text:s text:c="8"/>suggested = "Serbia"</text:p>
      <text:p text:style-name="P13"><text:s text:c="8"/>country_match = "yes" if row["country_submitted"] == suggested else "no"</text:p>
      <text:p text:style-name="P13"><text:s text:c="4"/>curated_data.append({</text:p>
      <text:p text:style-name="P13"><text:s text:c="8"/>"Registry number:": row["Registry number:"],</text:p>
      <text:p text:style-name="P13"><text:s text:c="8"/>"sample_accession": row["sample_accession"],</text:p>
      <text:p text:style-name="P13"><text:s text:c="8"/>"lat": row["lat"],</text:p>
      <text:p text:style-name="P13"><text:s text:c="8"/>"lon": row["lon"],</text:p>
      <text:p text:style-name="P13"><text:s text:c="8"/>"country_submitted": row["country_submitted"],</text:p>
      <text:p text:style-name="P13"><text:s text:c="8"/>"country_suggested_from_coordinates": suggested,</text:p>
      <text:p text:style-name="P13"><text:s text:c="8"/>"country_match": country_match</text:p>
      <text:p text:style-name="P13"><text:s text:c="4"/>})</text:p>
      <text:p text:style-name="P13"/>
      <text:p text:style-name="P13">coordinates_without_country = []</text:p>
      <text:p text:style-name="P13">for registry in curated_data:</text:p>
      <text:p text:style-name="P13"><text:s text:c="4"/>if pd.isna(registry.get("country_suggested_from_coordinates")):</text:p>
      <text:p text:style-name="P13"><text:s text:c="8"/>coordinates_without_country.append({</text:p>
      <text:p text:style-name="P13"><text:s text:c="12"/>"lat": registry["lat"],</text:p>
      <text:p text:style-name="P13"><text:s text:c="12"/>"lon": registry["lon"],</text:p>
      <text:p text:style-name="P13"><text:s text:c="8"/>})</text:p>
      <text:p text:style-name="P13"/>
      <text:p text:style-name="P13">if coordinates_without_country:</text:p>
      <text:p text:style-name="P13"><text:s text:c="4"/>print(f"\nA total of {len(coordinates_without_country)} registries have been found with coordinates that do not match to any countries. Proceeding to save these coordinates to coordinates_without_country.json.txt")</text:p>
      <text:p text:style-name="P13"><text:s text:c="4"/>with open("coordinates_without_country.json.txt", "w", encoding="utf-8") as file:</text:p>
      <text:p text:style-name="P13"><text:s text:c="8"/>json.dump(coordinates_without_country, file, indent=2, ensure_ascii=False)</text:p>
      <text:p text:style-name="P13"/>
      <text:p text:style-name="P13">if coordinates_without_country:</text:p>
      <text:p text:style-name="P13"><text:s text:c="4"/>print(f"\nReverse geocoding with nominatim initiated. This may take a minute or two.")</text:p>
      <text:p text:style-name="P13"><text:s text:c="4"/>geolocator = Nominatim(user_agent="fagus_country_checker")</text:p>
      <text:p text:style-name="P13"><text:s text:c="4"/>coordinates_with_country_from_nominatim = []</text:p>
      <text:p text:style-name="P13"><text:s text:c="4"/>for i, registry in enumerate(coordinates_without_country):</text:p>
      <text:p text:style-name="P13"><text:soft-page-break/><text:s text:c="8"/>lat = float(registry["lat"])</text:p>
      <text:p text:style-name="P13"><text:s text:c="8"/>lon = float(registry["lon"])</text:p>
      <text:p text:style-name="P13"><text:s text:c="8"/>try:</text:p>
      <text:p text:style-name="P13"><text:s text:c="12"/>location = geolocator.reverse((lat, lon), language="en", timeout=10)</text:p>
      <text:p text:style-name="P13"><text:s text:c="12"/>country = location.raw.get("address", {}).get("country", "UNKNOWN")</text:p>
      <text:p text:style-name="P13"><text:s text:c="8"/>except Exception as e:</text:p>
      <text:p text:style-name="P13"><text:s text:c="12"/>country = f"ERROR: {e}"</text:p>
      <text:p text:style-name="P13"><text:s text:c="8"/>print(f"{i+1}/{len(coordinates_without_country)} | ({lat}, {lon}) → {country}")</text:p>
      <text:p text:style-name="P13"><text:s text:c="8"/>time.sleep(1)</text:p>
      <text:p text:style-name="P13"><text:s text:c="8"/>coordinates_with_country_from_nominatim.append({</text:p>
      <text:p text:style-name="P13"><text:s text:c="12"/>"lat": lat,</text:p>
      <text:p text:style-name="P13"><text:s text:c="12"/>"lon": lon,</text:p>
      <text:p text:style-name="P13"><text:s text:c="12"/>"country_suggested_by_nominatim": country</text:p>
      <text:p text:style-name="P13"><text:s text:c="8"/>})</text:p>
      <text:p text:style-name="P13"><text:s text:c="4"/>with open("coordinates_with_country_from_nominatim.json.txt", "w", encoding="utf-8") as file:</text:p>
      <text:p text:style-name="P13"><text:s text:c="8"/>json.dump(coordinates_with_country_from_nominatim, file, indent=2, ensure_ascii=False)</text:p>
      <text:p text:style-name="P13"><text:s text:c="4"/>print("\nReverse geocoding has been completed. File 'coordinates_with_country_from_nominatim.json.txt' has been created.")</text:p>
      <text:p text:style-name="P13"/>
      <text:p text:style-name="P13">for registry in curated_data:</text:p>
      <text:p text:style-name="P13"><text:s text:c="4"/>for entry in coordinates_with_country_from_nominatim:</text:p>
      <text:p text:style-name="P13"><text:s text:c="8"/>lat_match = float(registry.get("lat")) == float(entry.get("lat"))</text:p>
      <text:p text:style-name="P13"><text:s text:c="8"/>lon_match = float(registry.get("lon")) == float(entry.get("lon"))</text:p>
      <text:p text:style-name="P13"><text:s text:c="8"/>if lat_match and lon_match:</text:p>
      <text:p text:style-name="P13"><text:s text:c="12"/>registry["country_match_nominatim"] = entry.get("country_suggested_by_nominatim")</text:p>
      <text:p text:style-name="P13"/>
      <text:p text:style-name="P13">for registry in curated_data:</text:p>
      <text:p text:style-name="P13"><text:s text:c="4"/>if pd.isna(registry.get("country_suggested_from_coordinates")):</text:p>
      <text:p text:style-name="P13"><text:s text:c="8"/>if registry.get("country_match_nominatim") == registry.get("country_submitted"):</text:p>
      <text:p text:style-name="P13"><text:s text:c="12"/>registry["country_match"] = "yes"</text:p>
      <text:p text:style-name="P13"/>
      <text:p text:style-name="P13">with open("curated_data_json.txt", "w", encoding="utf-8") as file:</text:p>
      <text:p text:style-name="P13"><text:s text:c="4"/>json.dump(curated_data, file, indent=2, ensure_ascii=False)</text:p>
      <text:p text:style-name="P13"/>
      <text:p text:style-name="P13">print(f"\ncurated_data_json.txt has been created successfully! This json file is an enhanced version of countries_and_coordinates_curation.json.txt and does not include false positive mismatches")</text:p>
      <text:p text:style-name="P13"/>
      <text:p text:style-name="P13">calculated_mismatches_1 = 0</text:p>
      <text:p text:style-name="P13">for _, row in combined_geo_dataframe.iterrows():</text:p>
      <text:p text:style-name="P13"><text:s text:c="4"/>country_match = "yes" if row["country_submitted"] == row["ADMIN"] else "no"</text:p>
      <text:p text:style-name="P13"><text:s text:c="4"/>if country_match == "no":</text:p>
      <text:p text:style-name="P13"><text:s text:c="8"/>calculated_mismatches_1 += 1</text:p>
      <text:p text:style-name="P13"/>
      <text:p text:style-name="P13">calculated_mismatches_2 = 0</text:p>
      <text:p text:style-name="P13">for _, row in combined_geo_dataframe.iterrows():</text:p>
      <text:p text:style-name="P13"><text:s text:c="4"/>suggested = row["ADMIN"]</text:p>
      <text:p text:style-name="P13"><text:s text:c="4"/>if suggested == "United States of America":</text:p>
      <text:p text:style-name="P13"><text:s text:c="8"/>suggested = "USA"</text:p>
      <text:p text:style-name="P13"><text:s text:c="4"/>country_match = "yes" if row["country_submitted"] == row["ADMIN"] or row["country_submitted"] == suggested else "no"</text:p>
      <text:p text:style-name="P13"><text:s text:c="4"/>if country_match == "no":</text:p>
      <text:p text:style-name="P13"><text:s text:c="8"/>calculated_mismatches_2 += 1</text:p>
      <text:p text:style-name="P13"><text:soft-page-break/></text:p>
      <text:p text:style-name="P13">calculated_mismatches_3 = 0</text:p>
      <text:p text:style-name="P13">for _, row in combined_geo_dataframe.iterrows():</text:p>
      <text:p text:style-name="P13"><text:s text:c="4"/>suggested = row["ADMIN"]</text:p>
      <text:p text:style-name="P13"><text:s text:c="4"/>if suggested == "United States of America":</text:p>
      <text:p text:style-name="P13"><text:s text:c="8"/>suggested = "USA"</text:p>
      <text:p text:style-name="P13"><text:s text:c="4"/>elif suggested == "Republic of Serbia":</text:p>
      <text:p text:style-name="P13"><text:s text:c="8"/>suggested = "Serbia"</text:p>
      <text:p text:style-name="P13"><text:s text:c="4"/>country_match = "yes" if row["country_submitted"] == row["ADMIN"] or row["country_submitted"] == suggested else "no"</text:p>
      <text:p text:style-name="P13"><text:s text:c="4"/>if country_match == "no":</text:p>
      <text:p text:style-name="P13"><text:s text:c="8"/>calculated_mismatches_3 += 1</text:p>
      <text:p text:style-name="P13"/>
      <text:p text:style-name="P13">match = 0</text:p>
      <text:p text:style-name="P13">mismatch = 0</text:p>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labels = [</text:p>
      <text:p text:style-name="P13"><text:s text:c="4"/>"Geopandas (αρχικά)",</text:p>
      <text:p text:style-name="P13"><text:s text:c="4"/>"Geopandas + ΗΠΑ",</text:p>
      <text:p text:style-name="P13"><text:s text:c="4"/>"Geopandas + ΗΠΑ + Σερβία",</text:p>
      <text:p text:style-name="P13"><text:s text:c="4"/>"Geopandas + Nominatim + ΗΠΑ + Σερβία"</text:p>
      <text:p text:style-name="P13">]</text:p>
      <text:p text:style-name="P13"/>
      <text:p text:style-name="P13">mismatches = [</text:p>
      <text:p text:style-name="P13"><text:s text:c="4"/>calculated_mismatches_1,</text:p>
      <text:p text:style-name="P13"><text:s text:c="4"/>calculated_mismatches_2,</text:p>
      <text:p text:style-name="P13"><text:s text:c="4"/>calculated_mismatches_3,</text:p>
      <text:p text:style-name="P13"><text:s text:c="4"/>mismatch</text:p>
      <text:p text:style-name="P13">]</text:p>
      <text:p text:style-name="P13"/>
      <text:p text:style-name="P13">false_positives = [</text:p>
      <text:p text:style-name="P13"><text:s text:c="4"/>calculated_mismatches_1 - calculated_mismatches_1,</text:p>
      <text:p text:style-name="P13"><text:s text:c="4"/>calculated_mismatches_1 - calculated_mismatches_2,</text:p>
      <text:p text:style-name="P13"><text:s text:c="4"/>calculated_mismatches_1 - calculated_mismatches_3,</text:p>
      <text:p text:style-name="P13"><text:s text:c="4"/>calculated_mismatches_1 - mismatch</text:p>
      <text:p text:style-name="P13">]</text:p>
      <text:p text:style-name="P13"/>
      <text:p text:style-name="P13">x = np.arange(len(labels))</text:p>
      <text:p text:style-name="P13">width = 0.35</text:p>
      <text:p text:style-name="P13"/>
      <text:p text:style-name="P13">fig, ax = plt.subplots(figsize=(10, 6))</text:p>
      <text:p text:style-name="P13">bars1 = ax.bar(x - width/2, mismatches, width, label='Αναντιστοιχίες (Mismatch)', color='skyblue')</text:p>
      <text:p text:style-name="P13">bars2 = ax.bar(x + width/2, false_positives, width, label='Ψευδώς θετικές που διορθώθηκαν', color='orange')</text:p>
      <text:p text:style-name="P13"/>
      <text:p text:style-name="P13">ax.set_ylabel("Registries", fontsize=12)</text:p>
      <text:p text:style-name="P13">ax.set_title("Περιορισμοί geopandas &amp; αναγκαιότητα βελτιστοποίησης για τον εντοπισμό ψευδών <text:soft-page-break/>θετικών αναντιστοιχιών", fontsize=14)</text:p>
      <text:p text:style-name="P13">ax.set_xticks(x)</text:p>
      <text:p text:style-name="P13">ax.set_xticklabels(labels, rotation=20)</text:p>
      <text:p text:style-name="P13">ax.legend()</text:p>
      <text:p text:style-name="P13"/>
      <text:p text:style-name="P13">for bars in [bars1, bars2]:</text:p>
      <text:p text:style-name="P13"><text:s text:c="4"/>for bar in bars:</text:p>
      <text:p text:style-name="P13"><text:s text:c="8"/>yval = bar.get_height()</text:p>
      <text:p text:style-name="P13"><text:s text:c="8"/>ax.text(bar.get_x() + bar.get_width()/2.0, yval + 1, int(yval), ha='center', va='bottom', fontsize=10)</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mismatch_curation_bar_plo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visualization.py</text:p>
      <text:p text:style-name="P5"/>
      <text:p text:style-name="P13">import json</text:p>
      <text:p text:style-name="P13">import matplotlib.pyplot as plt</text:p>
      <text:p text:style-name="P13">from collections import Counter</text:p>
      <text:p text:style-name="P13"/>
      <text:p text:style-name="P13">with open("results_merged_json.txt", "r", encoding="utf-8") as file:</text:p>
      <text:p text:style-name="P13"><text:s text:c="4"/>data = json.load(file)</text:p>
      <text:p text:style-name="P13"/>
      <text:p text:style-name="P13">total_registries = len(data)</text:p>
      <text:p text:style-name="P13"/>
      <text:p text:style-name="P13">geo_fields = ["country", "location", "isolation_source", "lat"]</text:p>
      <text:p text:style-name="P13"/>
      <text:p text:style-name="P13">colors_bar_chart = [</text:p>
      <text:p text:style-name="P13"><text:s text:c="4"/>"#4E79A7", "#F28E2B", "#E15759", "#76B7B2", "#59A14F", "#EDC948", "#B07AA1",</text:p>
      <text:p text:style-name="P13">]</text:p>
      <text:p text:style-name="P13"/>
      <text:p text:style-name="P13">with_geo = 0</text:p>
      <text:p text:style-name="P13"><text:soft-page-break/>without_geo = 0</text:p>
      <text:p text:style-name="P13">frequency = Counter()</text:p>
      <text:p text:style-name="P13"/>
      <text:p text:style-name="P13">for registry in data:</text:p>
      <text:p text:style-name="P13"><text:s text:c="4"/>hits = False</text:p>
      <text:p text:style-name="P13"><text:s text:c="4"/>for geo_field in geo_fields:</text:p>
      <text:p text:style-name="P13"><text:s text:c="8"/>value = registry.get(geo_field, "").strip()</text:p>
      <text:p text:style-name="P13"><text:s text:c="8"/>if value:</text:p>
      <text:p text:style-name="P13"><text:s text:c="12"/>hits = True</text:p>
      <text:p text:style-name="P13"><text:s text:c="12"/>frequency[geo_field] += 1</text:p>
      <text:p text:style-name="P13"><text:s text:c="4"/>if hits:</text:p>
      <text:p text:style-name="P13"><text:s text:c="8"/>with_geo += 1</text:p>
      <text:p text:style-name="P13"><text:s text:c="4"/>else:</text:p>
      <text:p text:style-name="P13"><text:s text:c="8"/>without_geo += 1</text:p>
      <text:p text:style-name="P13"/>
      <text:p text:style-name="P13">print("\n")</text:p>
      <text:p text:style-name="P13">print(f"Total number of registries: {total_registries}, {total_registries / total_registries: .1%}")</text:p>
      <text:p text:style-name="P13">print(f"Total number of registries with geological information: {with_geo} {with_geo / total_registries: .1%}")</text:p>
      <text:p text:style-name="P13">print(f"Registries without total abscence of geological information: {without_geo} {without_geo / total_registries:.1%}")</text:p>
      <text:p text:style-name="P13"/>
      <text:p text:style-name="P13">for geo_field, count in frequency.items():</text:p>
      <text:p text:style-name="P13"><text:s text:c="4"/>print(f"Samples with {geo_field}: {count}")</text:p>
      <text:p text:style-name="P13"/>
      <text:p text:style-name="P13">labels = ["With Geo Info", "Without Geo Info"]</text:p>
      <text:p text:style-name="P13">sizes = [with_geo, without_geo]</text:p>
      <text:p text:style-name="P13">colors = ["blue", "red"]</text:p>
      <text:p text:style-name="P13"/>
      <text:p text:style-name="P13">plt.figure(figsize=(6, 6))</text:p>
      <text:p text:style-name="P13">plt.pie(sizes, labels=labels, autopct="%1.1f%%", startangle=90, colors=colors)</text:p>
      <text:p text:style-name="P13">plt.figtext(0.5, 0.03, f"Σύνολο δειγμάτων: {total_registries}", ha='center', fontsize=10)</text:p>
      <text:p text:style-name="P13">plt.title("Ποσοστό δειγμάτων με ή χωρίς γεωγραφική πληροφορία")</text:p>
      <text:p text:style-name="P13">plt.tight_layout()</text:p>
      <text:p text:style-name="P13">plt.savefig("geo_pie_chart.png")</text:p>
      <text:p text:style-name="P13">plt.show()</text:p>
      <text:p text:style-name="P13"/>
      <text:p text:style-name="P13">plt.figure(figsize=(6, 4))</text:p>
      <text:p text:style-name="P13">plt.bar(labels, sizes, color=colors)</text:p>
      <text:p text:style-name="P13">plt.ylabel("Αριθμός εγγραφών")</text:p>
      <text:p text:style-name="P13">plt.figtext(0.5, 0.03, f"Σύνολο δειγμάτων: {total_registries}", ha='center', fontsize=10)</text:p>
      <text:p text:style-name="P13">plt.title("Αριθμός δειγμάτων με ή χωρίς γεωγραφική πληροφορία")</text:p>
      <text:p text:style-name="P13">plt.tight_layout(rect=[0, 0.05, 1, 1])</text:p>
      <text:p text:style-name="P13">plt.savefig("geo_bar_Chart.png")</text:p>
      <text:p text:style-name="P13">plt.show()</text:p>
      <text:p text:style-name="P13"/>
      <text:p text:style-name="P13">field_names = list(frequency.keys())</text:p>
      <text:p text:style-name="P13">field_values = list(frequency.values())</text:p>
      <text:p text:style-name="P13">field_percentages = [(value / total_registries) * 100 for value in field_values]</text:p>
      <text:p text:style-name="P13"/>
      <text:p text:style-name="P13">field_names = ["country", "location", "coordinates", "isolation_source"]</text:p>
      <text:p text:style-name="P13">plt.figure(figsize=(9, 5))</text:p>
      <text:p text:style-name="P13"><text:soft-page-break/>plt.bar(field_names, field_values, color=colors_bar_chart)</text:p>
      <text:p text:style-name="P13">for i, value in enumerate(field_values):</text:p>
      <text:p text:style-name="P13"><text:s text:c="4"/>plt.text(i, value + 10, str(value), ha='center', fontsize=9)</text:p>
      <text:p text:style-name="P13">plt.ylabel("Συχνότητα εμφάνισης γεωγραφικής πληροφορίας.")</text:p>
      <text:p text:style-name="P13">plt.title("Bar Chart για τη συχνότητα των πεδίων με γεωγραφική πληροφορία")</text:p>
      <text:p text:style-name="P13">plt.xticks(rotation=30)</text:p>
      <text:p text:style-name="P13">plt.figtext(0.5, 0.03, f"Σύνολο δειγμάτων: {total_registries}", ha="center", fontsize=10)</text:p>
      <text:p text:style-name="P13">plt.tight_layout(rect=[0, 0.05, 1, 1])</text:p>
      <text:p text:style-name="P13">plt.savefig("geo_fields_bar_chart.png")</text:p>
      <text:p text:style-name="P13">plt.show()</text:p>
      <text:p text:style-name="P13"/>
      <text:p text:style-name="P13">plt.figure(figsize=(12, 7))</text:p>
      <text:p text:style-name="P13">plt.figtext(0.5, 0.95, "Ποσοστά κάλυψης γεωγραφικών πεδίων ως προς το σύνολο των δειγμάτων", ha="center", fontsize=14, fontweight="bold")</text:p>
      <text:p text:style-name="P13">rows, cols = 2, 3</text:p>
      <text:p text:style-name="P13">field_names = ["country", "location", "coordinates", "isolation_source"]</text:p>
      <text:p text:style-name="P13"/>
      <text:p text:style-name="P13">for idx, (field_name, field_value) in enumerate(zip(field_names, field_values)):</text:p>
      <text:p text:style-name="P13"><text:s text:c="4"/>missing = total_registries - field_value</text:p>
      <text:p text:style-name="P13"><text:s text:c="4"/>sizes = [field_value, missing]</text:p>
      <text:p text:style-name="P13"><text:s text:c="4"/>labels = ["Παρατίθεται", "Απουσιάζει"]</text:p>
      <text:p text:style-name="P13"><text:s text:c="4"/>colors = ["blue", "red"]</text:p>
      <text:p text:style-name="P13"><text:s text:c="4"/>plt.subplot(rows, cols, idx + 1)</text:p>
      <text:p text:style-name="P13"><text:s text:c="4"/>plt.pie(sizes, labels=labels, autopct="%1.1f%%", startangle=90, colors=colors)</text:p>
      <text:p text:style-name="P13"><text:s text:c="4"/>plt.title(field_name, fontsize=10, fontweight="bold")</text:p>
      <text:p text:style-name="P13"/>
      <text:p text:style-name="P13">plt.tight_layout(rect=[0, 0.05, 0.9, 0.9])</text:p>
      <text:p text:style-name="P13">plt.savefig("geo_fields_pie_matrix.png")</text:p>
      <text:p text:style-name="P13">plt.show()</text:p>
      <text:p text:style-name="P13"/>
      <text:p text:style-name="P13"># Individual pie charts</text:p>
      <text:p text:style-name="P13"/>
      <text:p text:style-name="P13"># country</text:p>
      <text:p text:style-name="P13">country = frequency.get("country")</text:p>
      <text:p text:style-name="P13">no_data = total_registries - country</text:p>
      <text:p text:style-name="P13">plt.figure(figsize=(6, 6))</text:p>
      <text:p text:style-name="P13">plt.pie([country, no_data], labels=["country", "no data"], autopct="%1.1f%%", startangle=90, colors=["blue", "red"])</text:p>
      <text:p text:style-name="P13">plt.title("Ποσοστό δειγμάτων με ή χωρίς γεωγραφική πληροφορία χώρας")</text:p>
      <text:p text:style-name="P13">plt.tight_layout()</text:p>
      <text:p text:style-name="P13">plt.savefig("country_pie_chart.png")</text:p>
      <text:p text:style-name="P13">plt.show()</text:p>
      <text:p text:style-name="P13"/>
      <text:p text:style-name="P13"># location</text:p>
      <text:p text:style-name="P13">location = frequency.get("location")</text:p>
      <text:p text:style-name="P13">no_data = total_registries - location</text:p>
      <text:p text:style-name="P13">plt.figure(figsize=(6, 6))</text:p>
      <text:p text:style-name="P13">plt.pie([location, no_data], labels=["location", "no data"], autopct="%1.1f%%", startangle=90, colors=["blue", "red"])</text:p>
      <text:p text:style-name="P13">plt.title("Ποσοστό δειγμάτων με ή χωρίς γεωγραφική πληροφορία περιοχής")</text:p>
      <text:p text:style-name="P13">plt.tight_layout()</text:p>
      <text:p text:style-name="P13">plt.savefig("location_pie_chart.png")</text:p>
      <text:p text:style-name="P13"><text:soft-page-break/>plt.show()</text:p>
      <text:p text:style-name="P13"/>
      <text:p text:style-name="P13"># coordinates</text:p>
      <text:p text:style-name="P13">coordinates = frequency.get("lat")</text:p>
      <text:p text:style-name="P13">no_data = total_registries - coordinates</text:p>
      <text:p text:style-name="P13">plt.figure(figsize=(6, 6))</text:p>
      <text:p text:style-name="P13">plt.pie([coordinates, no_data], labels=["coordinates", "no data"], autopct="%1.1f%%", startangle=90, colors=["blue", "red"])</text:p>
      <text:p text:style-name="P13">plt.title("Ποσοστό δειγμάτων με ή χωρίς γεωγραφική πληροφορία συντεταγμένων")</text:p>
      <text:p text:style-name="P13">plt.tight_layout()</text:p>
      <text:p text:style-name="P13">plt.savefig("coordinates_pie_chart.png")</text:p>
      <text:p text:style-name="P13">plt.show()</text:p>
      <text:p text:style-name="P13"/>
      <text:p text:style-name="P13"># isolation_source</text:p>
      <text:p text:style-name="P13">isolation_source = frequency.get("isolation_source")</text:p>
      <text:p text:style-name="P13">no_data = total_registries - isolation_source</text:p>
      <text:p text:style-name="P13">plt.figure(figsize=(6, 6))</text:p>
      <text:p text:style-name="P13">plt.pie([isolation_source, no_data], labels=["isolation_source", "no data"], autopct="%1.1f%%", startangle=90, colors=["blue", "red"])</text:p>
      <text:p text:style-name="P13">plt.title("Ποσοστό δειγμάτων με ή χωρίς γεωγραφική πληροφορία πηγής απομονώσεως")</text:p>
      <text:p text:style-name="P13">plt.tight_layout()</text:p>
      <text:p text:style-name="P13">plt.savefig("isolation_source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5"/>
      <text:p text:style-name="P5">extract_no_geo_samples.py</text:p>
      <text:p text:style-name="P13"/>
      <text:p text:style-name="P13">import json</text:p>
      <text:p text:style-name="P13"/>
      <text:p text:style-name="P13">with open("results_merged_json.txt", "r", encoding="utf-8") as file:</text:p>
      <text:p text:style-name="P13"><text:s text:c="4"/>samples = json.load(file)</text:p>
      <text:p text:style-name="P13"><text:s text:c="4"/>total_samples = len(samples)</text:p>
      <text:p text:style-name="P13"/>
      <text:p text:style-name="P13">samples_without_geo = [</text:p>
      <text:p text:style-name="P13"><text:s text:c="4"/>registry for registry in samples if not (</text:p>
      <text:p text:style-name="P13"><text:s text:c="8"/>registry.get("country") or</text:p>
      <text:p text:style-name="P13"><text:s text:c="8"/>registry.get("location_end") or</text:p>
      <text:p text:style-name="P13"><text:s text:c="8"/>registry.get("location") or</text:p>
      <text:p text:style-name="P13"><text:s text:c="8"/>registry.get("location_start") or</text:p>
      <text:p text:style-name="P13"><text:s text:c="8"/>registry.get("isolation_source")</text:p>
      <text:p text:style-name="P13"><text:s text:c="4"/>)</text:p>
      <text:p text:style-name="P13">]</text:p>
      <text:p text:style-name="P13"/>
      <text:p text:style-name="P13"><text:soft-page-break/>total_samples_without_geo = len(samples_without_geo)</text:p>
      <text:p text:style-name="P13"/>
      <text:p text:style-name="P13">print(f"Συνολικός αριθμός δειγμάτων που περιέχονται στο results_merged_json.txt αρχείο : {total_samples}")</text:p>
      <text:p text:style-name="P13">print(f"Δείγματα χωρίς καμία γεωγραφική πληροφορία: {total_samples_without_geo}")</text:p>
      <text:p text:style-name="P13"/>
      <text:p text:style-name="P13">with open("samples_without_geo.json", "w", encoding="utf-8") as file:</text:p>
      <text:p text:style-name="P13"><text:s text:c="4"/>json.dump(samples_without_geo, file, indent=2, ensure_ascii=False)</text:p>
      <text:p text:style-name="P13"/>
      <text:p text:style-name="P13">print("Το αρχείο 'samples_without_geo.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count_samples.py</text:p>
      <text:p text:style-name="P5"/>
      <text:p text:style-name="P13"/>
      <text:p text:style-name="P13">import json</text:p>
      <text:p text:style-name="P13">import sys</text:p>
      <text:p text:style-name="P13"/>
      <text:p text:style-name="P13">json_to_be_calculated = sys.argv[1]</text:p>
      <text:p text:style-name="P13"/>
      <text:p text:style-name="P13">with open(json_to_be_calculated, "r", encoding="utf-8") as file:</text:p>
      <text:p text:style-name="P13"><text:s text:c="4"/>samples = json.load(file)</text:p>
      <text:p text:style-name="P13"/>
      <text:p text:style-name="P13">samples_count = len(samples)</text:p>
      <text:p text:style-name="P13"/>
      <text:p text:style-name="P13">print(f": {samples_count}")</text:p>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geo_tag_extractor.py</text:p>
      <text:p text:style-name="P13"/>
      <text:p text:style-name="P13">import json</text:p>
      <text:p text:style-name="P13">import pycountry</text:p>
      <text:p text:style-name="P13">import re</text:p>
      <text:p text:style-name="P13">from collections import defaultdict</text:p>
      <text:p text:style-name="P13"/>
      <text:p text:style-name="P13">with open("samples_without_geo.json", "r", encoding="utf-8") as file:</text:p>
      <text:p text:style-name="P13"><text:s text:c="4"/>data = json.load(file)</text:p>
      <text:p text:style-name="P13"/>
      <text:p text:style-name="P13">country_names = set(country.name for country in pycountry.countries)</text:p>
      <text:p text:style-name="P13"/>
      <text:p text:style-name="P13">country_pattern = re.compile(</text:p>
      <text:p text:style-name="P13"><text:s text:c="4"/>r'\b(?:' + '|'.join(re.escape(name) for name in sorted(country_names, key=len, reverse=True)) + r')\b',</text:p>
      <text:p text:style-name="P13"><text:s text:c="4"/>re.IGNORECASE</text:p>
      <text:p text:style-name="P13">)</text:p>
      <text:p text:style-name="P13"/>
      <text:p text:style-name="P13"><text:soft-page-break/>geo_hits = defaultdict(lambda: defaultdict(list))</text:p>
      <text:p text:style-name="P13"/>
      <text:p text:style-name="P13">for registry in data:</text:p>
      <text:p text:style-name="P13"><text:s text:c="4"/>for field, value in registry.items():</text:p>
      <text:p text:style-name="P13"><text:s text:c="8"/>if isinstance(value, str) and value.strip():</text:p>
      <text:p text:style-name="P13"><text:s text:c="12"/>matches = country_pattern.findall(value)</text:p>
      <text:p text:style-name="P13"><text:s text:c="12"/>for match in matches:</text:p>
      <text:p text:style-name="P13"><text:s text:c="16"/>match_clean = match.strip()</text:p>
      <text:p text:style-name="P13"><text:s text:c="16"/>geo_hits[match_clean][field].append(value)</text:p>
      <text:p text:style-name="P13"/>
      <text:p text:style-name="P13">results = []</text:p>
      <text:p text:style-name="P13"/>
      <text:p text:style-name="P13">for country, field_map in geo_hits.items():</text:p>
      <text:p text:style-name="P13"><text:s text:c="4"/>for field, examples in field_map.items():</text:p>
      <text:p text:style-name="P13"><text:s text:c="8"/>results.append({</text:p>
      <text:p text:style-name="P13"><text:s text:c="12"/>"country": country,</text:p>
      <text:p text:style-name="P13"><text:s text:c="12"/>"field": field,</text:p>
      <text:p text:style-name="P13"><text:s text:c="12"/>"examples": examples</text:p>
      <text:p text:style-name="P13"><text:s text:c="8"/>})</text:p>
      <text:p text:style-name="P13"/>
      <text:p text:style-name="P13">with open("detected_country_keywords.json", "w", encoding="utf-8") as file:</text:p>
      <text:p text:style-name="P13"><text:s text:c="4"/>json.dump(results, file, indent=2, ensure_ascii=False)</text:p>
      <text:p text:style-name="P13"/>
      <text:p text:style-name="P13">print(" 'detected_country_keywords.json' was created successfully.")</text:p>
      <text:p text:style-name="P13"/>
      <text:p text:style-name="P13"/>
      <text:p text:style-name="P13"/>
      <text:p text:style-name="P13"/>
      <text:p text:style-name="P13"/>
      <text:p text:style-name="P13"/>
      <text:p text:style-name="P13"/>
      <text:p text:style-name="P13"/>
      <text:p text:style-name="P13"/>
      <text:p text:style-name="P13"/>
      <text:p text:style-name="P13">filtered_samples.js</text:p>
      <text:p text:style-name="P13"/>
      <text:p text:style-name="P13">const fs = require('fs');</text:p>
      <text:p text:style-name="P13"/>
      <text:p text:style-name="P13">const rawData = fs.readFileSync('results_sample_json.txt', 'utf8');</text:p>
      <text:p text:style-name="P13">const samples = JSON.parse(rawData);</text:p>
      <text:p text:style-name="P13"/>
      <text:p text:style-name="P13">const totalSamples = samples.length;</text:p>
      <text:p text:style-name="P13"/>
      <text:p text:style-name="P13">const filteredSamples = samples.filter(sample =&gt; {</text:p>
      <text:p text:style-name="P13"><text:s text:c="2"/>return !(</text:p>
      <text:p text:style-name="P13"><text:s text:c="4"/>sample.country === "" &amp;&amp;</text:p>
      <text:p text:style-name="P13"><text:s text:c="4"/>sample.location_end === "" &amp;&amp;</text:p>
      <text:p text:style-name="P13"><text:s text:c="4"/>sample.location === "" &amp;&amp;</text:p>
      <text:p text:style-name="P13"><text:s text:c="4"/>sample.location_start === "" &amp;&amp;</text:p>
      <text:p text:style-name="P13"><text:s text:c="4"/>sample.isolation_source === ""</text:p>
      <text:p text:style-name="P13"><text:s text:c="2"/>);</text:p>
      <text:p text:style-name="P13">});</text:p>
      <text:p text:style-name="P13"><text:soft-page-break/></text:p>
      <text:p text:style-name="P13">const remainingSamples = filteredSamples.length;</text:p>
      <text:p text:style-name="P13">const removedSamples = totalSamples - remainingSamples;</text:p>
      <text:p text:style-name="P13"/>
      <text:p text:style-name="P13">console.log(`Συνολικός αριθμός δειγμάτων (με βάση το sample_accession): ${totalSamples}`);</text:p>
      <text:p text:style-name="P13">console.log(`Αφαιρέθηκαν ${removedSamples} δείγματα (χωρίς γεωγραφικές πληροφορίες).`);</text:p>
      <text:p text:style-name="P13">console.log(`Παραμένουν ${remainingSamples} δείγματα.`);</text:p>
      <text:p text:style-name="P13"/>
      <text:p text:style-name="P13">fs.writeFileSync('results_sample_json_filtered.json', JSON.stringify(filteredSamples, null,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merge.py</text:p>
      <text:p text:style-name="P13"/>
      <text:p text:style-name="P13">import json</text:p>
      <text:p text:style-name="P13"/>
      <text:p text:style-name="P13">def merge_json_by_study_accession(sample_json, study_json, merged_json): </text:p>
      <text:p text:style-name="P13"><text:s text:c="4"/>with open(study_json, "r", encoding="utf-8") as file:</text:p>
      <text:p text:style-name="P13"><text:s text:c="8"/>data_study = json.load(file)</text:p>
      <text:p text:style-name="P13"><text:s text:c="4"/></text:p>
      <text:p text:style-name="P13"><text:s text:c="4"/>with open(sample_json, "r", encoding="utf-8") as file:</text:p>
      <text:p text:style-name="P13"><text:s text:c="8"/>data_sample = json.load(file)</text:p>
      <text:p text:style-name="P13"/>
      <text:p text:style-name="P13"><text:s text:c="4"/>data_to_merge = {</text:p>
      <text:p text:style-name="P13"><text:s text:c="8"/>study["study_accession"]: {</text:p>
      <text:p text:style-name="P13"><text:s text:c="12"/>"study_title": study.get("study_title", ""),</text:p>
      <text:p text:style-name="P13"><text:s text:c="12"/>"description": study.get("description", ""),</text:p>
      <text:p text:style-name="P13"><text:s text:c="12"/>"study_description": study.get("study_description", "")</text:p>
      <text:p text:style-name="P13"><text:s text:c="8"/>}</text:p>
      <text:p text:style-name="P13"><text:s text:c="8"/>for study in data_study</text:p>
      <text:p text:style-name="P13"><text:soft-page-break/><text:s text:c="4"/>}</text:p>
      <text:p text:style-name="P13"/>
      <text:p text:style-name="P13"><text:s text:c="4"/>for sample in data_sample:</text:p>
      <text:p text:style-name="P13"><text:s text:c="8"/>study_accession = sample.get("study_accession", "")</text:p>
      <text:p text:style-name="P13"><text:s text:c="8"/>if study_accession in data_to_merge:</text:p>
      <text:p text:style-name="P13"><text:s text:c="12"/>sample.update(data_to_merge[study_accession])</text:p>
      <text:p text:style-name="P13"/>
      <text:p text:style-name="P13"><text:s text:c="4"/>with open(merged_json, "w", encoding="utf-8") as file:</text:p>
      <text:p text:style-name="P13"><text:s text:c="8"/>json.dump(data_sample, file, ensure_ascii=False, indent=4)</text:p>
      <text:p text:style-name="P13"/>
      <text:p text:style-name="P13"><text:s text:c="4"/>print(f"Created {merged_json}.")</text:p>
      <text:p text:style-name="P13"><text:s text:c="4"/>print(f"{merged_json} contains important additional data, such as description, study description, and study title.")</text:p>
      <text:p text:style-name="P13"/>
      <text:p text:style-name="P13">sample_json = "results_sample_json.txt"</text:p>
      <text:p text:style-name="P13">study_json = "results_study_json.txt"</text:p>
      <text:p text:style-name="P13">merged_json = "results_merged_json.txt"</text:p>
      <text:p text:style-name="P13"/>
      <text:p text:style-name="P13">merge_json_by_study_accession(sample_json, study_json, merged_js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to.csv.py</text:p>
      <text:p text:style-name="P13"/>
      <text:p text:style-name="P13">import json</text:p>
      <text:p text:style-name="P13">import csv</text:p>
      <text:p text:style-name="P13">import sys</text:p>
      <text:p text:style-name="P13"/>
      <text:p text:style-name="P13">json_file = "results_sample_json.txt"</text:p>
      <text:p text:style-name="P13">csv_file <text:s/>= "results_sample.csv"</text:p>
      <text:p text:style-name="P13"/>
      <text:p text:style-name="P13">with open(json_file, "r", encoding="utf-8") as file:</text:p>
      <text:p text:style-name="P13"><text:s text:c="4"/>data = json.load(file)</text:p>
      <text:p text:style-name="P13"/>
      <text:p text:style-name="P13">with open(csv_file, "w", encoding="utf-8", newline="") as file:</text:p>
      <text:p text:style-name="P13"><text:s text:c="4"/>if not data: </text:p>
      <text:p text:style-name="P13"><text:s text:c="8"/>print("Το JSON αρχείο είναι κενό. Διακοπή μετατροπής.")</text:p>
      <text:p text:style-name="P13"><text:s text:c="8"/>sys.exit(1)</text:p>
      <text:p text:style-name="P13"><text:s text:c="8"/></text:p>
      <text:p text:style-name="P13"><text:s text:c="4"/>fieldnames = data[0].keys()</text:p>
      <text:p text:style-name="P13"><text:soft-page-break/><text:s text:c="4"/>writer = csv.DictWriter(file, fieldnames=fieldnames)</text:p>
      <text:p text:style-name="P13"><text:s text:c="4"/>writer.writeheader()</text:p>
      <text:p text:style-name="P13"><text:s text:c="4"/>for row in data:</text:p>
      <text:p text:style-name="P13"><text:s text:c="8"/>writer.writerow(row)</text:p>
      <text:p text:style-name="P13"/>
      <text:p text:style-name="P13"><text:s text:c="4"/>print(f"Η μετατροπή του {json_file}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to.csv.for.every.json.py</text:p>
      <text:p text:style-name="P13"/>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text:s/>= sys.argv[2]</text:p>
      <text:p text:style-name="P13"/>
      <text:p text:style-name="P13">with open(json_file, "r", encoding="utf-8") as file:</text:p>
      <text:p text:style-name="P13"><text:s text:c="4"/>data = json.load(file)</text:p>
      <text:p text:style-name="P13"/>
      <text:p text:style-name="P13">if len(data) == 0:</text:p>
      <text:p text:style-name="P13"><text:s text:c="4"/>print(f"Το <text:s/>'{json_file}' δεν περιέχει δεδομένα ή έγινε λάθος χρήση. Το '{csv_file}' δεν <text:soft-page-break/>δημιουργήθηκε. Χρήση: python json_to_csv.py &lt;εισ_αρχείο.json&gt; &lt;εξ_αρχείο.csv&gt;") <text:s text:c="2"/></text:p>
      <text:p text:style-name="P13"><text:s text:c="4"/>sys.exit(1)</text:p>
      <text:p text:style-name="P13"/>
      <text:p text:style-name="P13">with open(csv_file, "w", encoding="utf-8", newline="") as file:</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09T17:24:40.189235384</dc:date>
    <meta:editing-duration>PT4H24M36S</meta:editing-duration>
    <meta:editing-cycles>15</meta:editing-cycles>
    <meta:generator>LibreOffice/7.4.7.2$Linux_X86_64 LibreOffice_project/40$Build-2</meta:generator>
    <meta:document-statistic meta:table-count="0" meta:image-count="0" meta:object-count="0" meta:page-count="34" meta:paragraph-count="820" meta:word-count="6029" meta:character-count="53864" meta:non-whitespace-character-count="46712"/>
  </office:meta>
</office:document-meta>
</file>